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#CCCCCC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#FF33FF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#FFD320" style:cell-protect="protected"/>
      <style:text-properties fo:color="#000000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style:vertical-align="automatic" fo:background-color="#CC66FF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background-color="#DDDDDD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Level</text:p>
          </table:table-cell>
          <table:table-cell office:value-type="string" table:style-name="ce2">
            <text:p>Modifie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Exp Needed</text:p>
          </table:table-cell>
          <table:table-cell office:value-type="float" office:value="1.1499999999999999" table:style-name="ce2">
            <text:p>1,15</text:p>
          </table:table-cell>
          <table:table-cell office:value-type="float" office:value="100" table:style-name="ce2">
            <text:p>100</text:p>
          </table:table-cell>
          <table:table-cell office:value-type="float" office:value="220" table:style-name="ce2">
            <text:p>220</text:p>
          </table:table-cell>
          <table:table-cell office:value-type="float" office:value="253" table:style-name="ce2">
            <text:p>253</text:p>
          </table:table-cell>
          <table:table-cell office:value-type="float" office:value="290.95" table:style-name="ce2">
            <text:p>290,95</text:p>
          </table:table-cell>
          <table:table-cell office:value-type="float" office:value="334.59249999999997" table:style-name="ce2">
            <text:p>334,5925</text:p>
          </table:table-cell>
          <table:table-cell office:value-type="float" office:value="384.78137500000003" table:style-name="ce2">
            <text:p>384,781375</text:p>
          </table:table-cell>
          <table:table-cell office:value-type="float" office:value="442.49858124999997" table:style-name="ce2">
            <text:p>442,4985813</text:p>
          </table:table-cell>
          <table:table-cell office:value-type="float" office:value="508.87336843750001" table:style-name="ce2">
            <text:p>508,8733684</text:p>
          </table:table-cell>
          <table:table-cell office:value-type="float" office:value="585.20437370312504" table:style-name="ce2">
            <text:p>585,2043737</text:p>
          </table:table-cell>
          <table:table-cell office:value-type="float" office:value="672.98502975859299" table:style-name="ce2">
            <text:p>672,9850298</text:p>
          </table:table-cell>
          <table:table-cell office:value-type="float" office:value="773.932784222382" table:style-name="ce2">
            <text:p>773,9327842</text:p>
          </table:table-cell>
          <table:table-cell office:value-type="float" office:value="890.022701855739" table:style-name="ce2">
            <text:p>890,0227019</text:p>
          </table:table-cell>
          <table:table-cell office:value-type="float" office:value="1023.5261071341" table:style-name="ce2">
            <text:p>1023,526107</text:p>
          </table:table-cell>
          <table:table-cell office:value-type="float" office:value="1177.0550232042201" table:style-name="ce2">
            <text:p>1177,055023</text:p>
          </table:table-cell>
          <table:table-cell office:value-type="float" office:value="1353.61327668485" table:style-name="ce2">
            <text:p>1353,613277</text:p>
          </table:table-cell>
          <table:table-cell office:value-type="float" office:value="1556.6552681875701" table:style-name="ce2">
            <text:p>1556,655268</text:p>
          </table:table-cell>
          <table:table-cell office:value-type="float" office:value="1790.15355841571" table:style-name="ce2">
            <text:p>1790,153558</text:p>
          </table:table-cell>
          <table:table-cell office:value-type="float" office:value="2058.6765921780702" table:style-name="ce2">
            <text:p>2058,676592</text:p>
          </table:table-cell>
          <table:table-cell office:value-type="float" office:value="2367.4780810047801" table:style-name="ce2">
            <text:p>2367,478081</text:p>
          </table:table-cell>
          <table:table-cell office:value-type="float" office:value="2722.5997931554898" table:style-name="ce2">
            <text:p>2722,599793</text:p>
          </table:table-cell>
          <table:table-cell office:value-type="float" office:value="3130.9897621288201" table:style-name="ce2">
            <text:p>3130,989762</text:p>
          </table:table-cell>
          <table:table-cell office:value-type="float" office:value="3600.6382264481399" table:style-name="ce2">
            <text:p>3600,638226</text:p>
          </table:table-cell>
          <table:table-cell office:value-type="float" office:value="4140.7339604153603" table:style-name="ce2">
            <text:p>4140,73396</text:p>
          </table:table-cell>
          <table:table-cell office:value-type="float" office:value="4761.8440544776604" table:style-name="ce2">
            <text:p>4761,844054</text:p>
          </table:table-cell>
          <table:table-cell office:value-type="float" office:value="5476.1206626493104" table:style-name="ce2">
            <text:p>5476,120663</text:p>
          </table:table-cell>
          <table:table-cell office:value-type="float" office:value="6297.53876204671" table:style-name="ce2">
            <text:p>6297,538762</text:p>
          </table:table-cell>
          <table:table-cell office:value-type="float" office:value="7242.16957635371" table:style-name="ce2">
            <text:p>7242,169576</text:p>
          </table:table-cell>
          <table:table-cell office:value-type="float" office:value="8328.4950128067703" table:style-name="ce2">
            <text:p>8328,495013</text:p>
          </table:table-cell>
          <table:table-cell office:value-type="float" office:value="9577.76926472778" table:style-name="ce2">
            <text:p>9577,769265</text:p>
          </table:table-cell>
          <table:table-cell office:value-type="float" office:value="11014.434654437" table:style-name="ce2">
            <text:p>11014,43465</text:p>
          </table:table-cell>
          <table:table-cell office:value-type="float" office:value="12666.5998526025" table:style-name="ce2">
            <text:p>12666,59985</text:p>
          </table:table-cell>
          <table:table-cell office:value-type="float" office:value="14566.5898304929" table:style-name="ce2">
            <text:p>14566,58983</text:p>
          </table:table-cell>
          <table:table-cell office:value-type="float" office:value="16751.5783050668" table:style-name="ce2">
            <text:p>16751,57831</text:p>
          </table:table-cell>
          <table:table-cell office:value-type="float" office:value="19264.315050826801" table:style-name="ce2">
            <text:p>19264,31505</text:p>
          </table:table-cell>
          <table:table-cell office:value-type="float" office:value="22153.962308450798" table:style-name="ce2">
            <text:p>22153,96231</text:p>
          </table:table-cell>
          <table:table-cell office:value-type="float" office:value="25477.056654718399" table:style-name="ce2">
            <text:p>25477,05665</text:p>
          </table:table-cell>
          <table:table-cell office:value-type="float" office:value="29298.615152926199" table:style-name="ce2">
            <text:p>29298,61515</text:p>
          </table:table-cell>
          <table:table-cell office:value-type="float" office:value="33693.407425865102" table:style-name="ce2">
            <text:p>33693,40743</text:p>
          </table:table-cell>
          <table:table-cell office:value-type="float" office:value="38747.418539744896" table:style-name="ce2">
            <text:p>38747,41854</text:p>
          </table:table-cell>
          <table:table-cell office:value-type="float" office:value="44559.531320706701" table:style-name="ce2">
            <text:p>44559,53132</text:p>
          </table:table-cell>
          <table:table-cell office:value-type="float" office:value="51243.461018812603" table:style-name="ce2">
            <text:p>51243,46102</text:p>
          </table:table-cell>
          <table:table-cell office:value-type="float" office:value="58929.980171634503" table:style-name="ce2">
            <text:p>58929,98017</text:p>
          </table:table-cell>
          <table:table-cell office:value-type="float" office:value="67769.477197379703" table:style-name="ce2">
            <text:p>67769,4772</text:p>
          </table:table-cell>
          <table:table-cell office:value-type="float" office:value="77934.898776986694" table:style-name="ce2">
            <text:p>77934,89878</text:p>
          </table:table-cell>
          <table:table-cell office:value-type="float" office:value="89625.1335935346" table:style-name="ce2">
            <text:p>89625,13359</text:p>
          </table:table-cell>
          <table:table-cell office:value-type="float" office:value="103068.90363256499" table:style-name="ce2">
            <text:p>103068,9036</text:p>
          </table:table-cell>
          <table:table-cell office:value-type="float" office:value="118529.23917745" table:style-name="ce2">
            <text:p>118529,2392</text:p>
          </table:table-cell>
          <table:table-cell office:value-type="float" office:value="136308.625054067" table:style-name="ce2">
            <text:p>136308,6251</text:p>
          </table:table-cell>
          <table:table-cell office:value-type="float" office:value="156754.918812177" table:style-name="ce2">
            <text:p>156754,9188</text:p>
          </table:table-cell>
          <table:table-cell office:value-type="float" office:value="180268.156634004" table:style-name="ce2">
            <text:p>180268,1566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Round to level up needed</text:p>
          </table:table-cell>
          <table:table-cell office:value-type="float" office:value="1.05" table:style-name="ce2">
            <text:p>1,05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8.4" table:style-name="ce2">
            <text:p>8,4</text:p>
          </table:table-cell>
          <table:table-cell office:value-type="float" office:value="8.82" table:style-name="ce2">
            <text:p>8,82</text:p>
          </table:table-cell>
          <table:table-cell office:value-type="float" office:value="9.2609999999999992" table:style-name="ce2">
            <text:p>9,261</text:p>
          </table:table-cell>
          <table:table-cell office:value-type="float" office:value="9.7240500000000001" table:style-name="ce2">
            <text:p>9,72405</text:p>
          </table:table-cell>
          <table:table-cell office:value-type="float" office:value="10.210252499999999" table:style-name="ce2">
            <text:p>10,2102525</text:p>
          </table:table-cell>
          <table:table-cell office:value-type="float" office:value="10.720765125" table:style-name="ce2">
            <text:p>10,72076513</text:p>
          </table:table-cell>
          <table:table-cell office:value-type="float" office:value="11.25680338125" table:style-name="ce2">
            <text:p>11,25680338</text:p>
          </table:table-cell>
          <table:table-cell office:value-type="float" office:value="11.819643550312501" table:style-name="ce2">
            <text:p>11,81964355</text:p>
          </table:table-cell>
          <table:table-cell office:value-type="float" office:value="12.4106257278281" table:style-name="ce2">
            <text:p>12,41062573</text:p>
          </table:table-cell>
          <table:table-cell office:value-type="float" office:value="13.031157014219501" table:style-name="ce2">
            <text:p>13,03115701</text:p>
          </table:table-cell>
          <table:table-cell office:value-type="float" office:value="13.682714864930499" table:style-name="ce2">
            <text:p>13,68271486</text:p>
          </table:table-cell>
          <table:table-cell office:value-type="float" office:value="14.366850608177" table:style-name="ce2">
            <text:p>14,36685061</text:p>
          </table:table-cell>
          <table:table-cell office:value-type="float" office:value="15.0851931385859" table:style-name="ce2">
            <text:p>15,08519314</text:p>
          </table:table-cell>
          <table:table-cell office:value-type="float" office:value="15.8394527955152" table:style-name="ce2">
            <text:p>15,8394528</text:p>
          </table:table-cell>
          <table:table-cell office:value-type="float" office:value="16.631425435291" table:style-name="ce2">
            <text:p>16,63142544</text:p>
          </table:table-cell>
          <table:table-cell office:value-type="float" office:value="17.462996707055499" table:style-name="ce2">
            <text:p>17,46299671</text:p>
          </table:table-cell>
          <table:table-cell office:value-type="float" office:value="18.336146542408301" table:style-name="ce2">
            <text:p>18,33614654</text:p>
          </table:table-cell>
          <table:table-cell office:value-type="float" office:value="19.252953869528699" table:style-name="ce2">
            <text:p>19,25295387</text:p>
          </table:table-cell>
          <table:table-cell office:value-type="float" office:value="20.215601563005102" table:style-name="ce2">
            <text:p>20,21560156</text:p>
          </table:table-cell>
          <table:table-cell office:value-type="float" office:value="21.226381641155399" table:style-name="ce2">
            <text:p>21,22638164</text:p>
          </table:table-cell>
          <table:table-cell office:value-type="float" office:value="22.287700723213099" table:style-name="ce2">
            <text:p>22,28770072</text:p>
          </table:table-cell>
          <table:table-cell office:value-type="float" office:value="23.402085759373801" table:style-name="ce2">
            <text:p>23,40208576</text:p>
          </table:table-cell>
          <table:table-cell office:value-type="float" office:value="24.572190047342499" table:style-name="ce2">
            <text:p>24,57219005</text:p>
          </table:table-cell>
          <table:table-cell office:value-type="float" office:value="25.800799549709598" table:style-name="ce2">
            <text:p>25,80079955</text:p>
          </table:table-cell>
          <table:table-cell office:value-type="float" office:value="27.090839527195101" table:style-name="ce2">
            <text:p>27,09083953</text:p>
          </table:table-cell>
          <table:table-cell office:value-type="float" office:value="28.445381503554898" table:style-name="ce2">
            <text:p>28,4453815</text:p>
          </table:table-cell>
          <table:table-cell office:value-type="float" office:value="29.867650578732601" table:style-name="ce2">
            <text:p>29,86765058</text:p>
          </table:table-cell>
          <table:table-cell office:value-type="float" office:value="31.361033107669201" table:style-name="ce2">
            <text:p>31,36103311</text:p>
          </table:table-cell>
          <table:table-cell office:value-type="float" office:value="32.9290847630527" table:style-name="ce2">
            <text:p>32,92908476</text:p>
          </table:table-cell>
          <table:table-cell office:value-type="float" office:value="34.5755390012053" table:style-name="ce2">
            <text:p>34,575539</text:p>
          </table:table-cell>
          <table:table-cell office:value-type="float" office:value="36.3043159512656" table:style-name="ce2">
            <text:p>36,30431595</text:p>
          </table:table-cell>
          <table:table-cell office:value-type="float" office:value="38.119531748828898" table:style-name="ce2">
            <text:p>38,11953175</text:p>
          </table:table-cell>
          <table:table-cell office:value-type="float" office:value="40.025508336270299" table:style-name="ce2">
            <text:p>40,02550834</text:p>
          </table:table-cell>
          <table:table-cell office:value-type="float" office:value="42.026783753083897" table:style-name="ce2">
            <text:p>42,02678375</text:p>
          </table:table-cell>
          <table:table-cell office:value-type="float" office:value="44.128122940738102" table:style-name="ce2">
            <text:p>44,12812294</text:p>
          </table:table-cell>
          <table:table-cell office:value-type="float" office:value="46.334529087775003" table:style-name="ce2">
            <text:p>46,33452909</text:p>
          </table:table-cell>
          <table:table-cell office:value-type="float" office:value="48.651255542163703" table:style-name="ce2">
            <text:p>48,65125554</text:p>
          </table:table-cell>
          <table:table-cell office:value-type="float" office:value="51.083818319271899" table:style-name="ce2">
            <text:p>51,08381832</text:p>
          </table:table-cell>
          <table:table-cell office:value-type="float" office:value="53.638009235235501" table:style-name="ce2">
            <text:p>53,63800924</text:p>
          </table:table-cell>
          <table:table-cell office:value-type="float" office:value="56.3199096969973" table:style-name="ce2">
            <text:p>56,3199097</text:p>
          </table:table-cell>
          <table:table-cell office:value-type="float" office:value="59.1359051818471" table:style-name="ce2">
            <text:p>59,13590518</text:p>
          </table:table-cell>
          <table:table-cell office:value-type="float" office:value="62.092700440939502" table:style-name="ce2">
            <text:p>62,09270044</text:p>
          </table:table-cell>
          <table:table-cell office:value-type="float" office:value="65.197335462986501" table:style-name="ce2">
            <text:p>65,19733546</text:p>
          </table:table-cell>
          <table:table-cell office:value-type="float" office:value="68.457202236135799" table:style-name="ce2">
            <text:p>68,45720224</text:p>
          </table:table-cell>
          <table:table-cell office:value-type="float" office:value="71.880062347942598" table:style-name="ce2">
            <text:p>71,88006235</text:p>
          </table:table-cell>
          <table:table-cell office:value-type="float" office:value="75.474065465339805" table:style-name="ce2">
            <text:p>75,47406547</text:p>
          </table:table-cell>
          <table:table-cell office:value-type="float" office:value="79.247768738606695" table:style-name="ce2">
            <text:p>79,24776874</text:p>
          </table:table-cell>
          <table:table-cell office:value-type="float" office:value="83.210157175537105" table:style-name="ce2">
            <text:p>83,21015718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Average xp per round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27.5" table:style-name="ce2">
            <text:p>27,5</text:p>
          </table:table-cell>
          <table:table-cell office:value-type="float" office:value="30.119047619047599" table:style-name="ce2">
            <text:p>30,11904762</text:p>
          </table:table-cell>
          <table:table-cell office:value-type="float" office:value="32.987528344671198" table:style-name="ce2">
            <text:p>32,98752834</text:p>
          </table:table-cell>
          <table:table-cell office:value-type="float" office:value="36.129197710830397" table:style-name="ce2">
            <text:p>36,12919771</text:p>
          </table:table-cell>
          <table:table-cell office:value-type="float" office:value="39.570073683290403" table:style-name="ce2">
            <text:p>39,57007368</text:p>
          </table:table-cell>
          <table:table-cell office:value-type="float" office:value="43.338652129318" table:style-name="ce2">
            <text:p>43,33865213</text:p>
          </table:table-cell>
          <table:table-cell office:value-type="float" office:value="47.466142808300702" table:style-name="ce2">
            <text:p>47,46614281</text:p>
          </table:table-cell>
          <table:table-cell office:value-type="float" office:value="51.986727837662599" table:style-name="ce2">
            <text:p>51,98672784</text:p>
          </table:table-cell>
          <table:table-cell office:value-type="float" office:value="56.937844774582899" table:style-name="ce2">
            <text:p>56,93784477</text:p>
          </table:table-cell>
          <table:table-cell office:value-type="float" office:value="62.360496657876503" table:style-name="ce2">
            <text:p>62,36049666</text:p>
          </table:table-cell>
          <table:table-cell office:value-type="float" office:value="68.299591577674207" table:style-name="ce2">
            <text:p>68,29959158</text:p>
          </table:table-cell>
          <table:table-cell office:value-type="float" office:value="74.804314585071793" table:style-name="ce2">
            <text:p>74,80431459</text:p>
          </table:table-cell>
          <table:table-cell office:value-type="float" office:value="81.928535021745304" table:style-name="ce2">
            <text:p>81,92853502</text:p>
          </table:table-cell>
          <table:table-cell office:value-type="float" office:value="89.731252642863893" table:style-name="ce2">
            <text:p>89,73125264</text:p>
          </table:table-cell>
          <table:table-cell office:value-type="float" office:value="98.277086227898494" table:style-name="ce2">
            <text:p>98,27708623</text:p>
          </table:table-cell>
          <table:table-cell office:value-type="float" office:value="107.636808725794" table:style-name="ce2">
            <text:p>107,6368087</text:p>
          </table:table-cell>
          <table:table-cell office:value-type="float" office:value="117.887933366345" table:style-name="ce2">
            <text:p>117,8879334</text:p>
          </table:table-cell>
          <table:table-cell office:value-type="float" office:value="129.11535559171199" table:style-name="ce2">
            <text:p>129,1153556</text:p>
          </table:table-cell>
          <table:table-cell office:value-type="float" office:value="141.412056124256" table:style-name="ce2">
            <text:p>141,4120561</text:p>
          </table:table-cell>
          <table:table-cell office:value-type="float" office:value="154.879870993232" table:style-name="ce2">
            <text:p>154,879871</text:p>
          </table:table-cell>
          <table:table-cell office:value-type="float" office:value="169.63033489735" table:style-name="ce2">
            <text:p>169,6303349</text:p>
          </table:table-cell>
          <table:table-cell office:value-type="float" office:value="185.78560488757299" table:style-name="ce2">
            <text:p>185,7856049</text:p>
          </table:table-cell>
          <table:table-cell office:value-type="float" office:value="203.479472019723" table:style-name="ce2">
            <text:p>203,479472</text:p>
          </table:table-cell>
          <table:table-cell office:value-type="float" office:value="222.85846935493501" table:style-name="ce2">
            <text:p>222,8584694</text:p>
          </table:table-cell>
          <table:table-cell office:value-type="float" office:value="244.08308548397599" table:style-name="ce2">
            <text:p>244,0830855</text:p>
          </table:table-cell>
          <table:table-cell office:value-type="float" office:value="267.329093625307" table:style-name="ce2">
            <text:p>267,3290936</text:p>
          </table:table-cell>
          <table:table-cell office:value-type="float" office:value="292.78900730390802" table:style-name="ce2">
            <text:p>292,7890073</text:p>
          </table:table-cell>
          <table:table-cell office:value-type="float" office:value="320.67367466618498" table:style-name="ce2">
            <text:p>320,6736747</text:p>
          </table:table-cell>
          <table:table-cell office:value-type="float" office:value="351.21402463439301" table:style-name="ce2">
            <text:p>351,2140246</text:p>
          </table:table-cell>
          <table:table-cell office:value-type="float" office:value="384.66297936147799" table:style-name="ce2">
            <text:p>384,6629794</text:p>
          </table:table-cell>
          <table:table-cell office:value-type="float" office:value="421.297548824476" table:style-name="ce2">
            <text:p>421,2975488</text:p>
          </table:table-cell>
          <table:table-cell office:value-type="float" office:value="461.42112490299701" table:style-name="ce2">
            <text:p>461,4211249</text:p>
          </table:table-cell>
          <table:table-cell office:value-type="float" office:value="505.36599394137698" table:style-name="ce2">
            <text:p>505,3659939</text:p>
          </table:table-cell>
          <table:table-cell office:value-type="float" office:value="553.49608860246099" table:style-name="ce2">
            <text:p>553,4960886</text:p>
          </table:table-cell>
          <table:table-cell office:value-type="float" office:value="606.21000180269505" table:style-name="ce2">
            <text:p>606,2100018</text:p>
          </table:table-cell>
          <table:table-cell office:value-type="float" office:value="663.94428768866601" table:style-name="ce2">
            <text:p>663,9442877</text:p>
          </table:table-cell>
          <table:table-cell office:value-type="float" office:value="727.17707699234904" table:style-name="ce2">
            <text:p>727,177077</text:p>
          </table:table-cell>
          <table:table-cell office:value-type="float" office:value="796.43203670590503" table:style-name="ce2">
            <text:p>796,4320367</text:p>
          </table:table-cell>
          <table:table-cell office:value-type="float" office:value="872.28270686837197" table:style-name="ce2">
            <text:p>872,2827069</text:p>
          </table:table-cell>
          <table:table-cell office:value-type="float" office:value="955.35725037964596" table:style-name="ce2">
            <text:p>955,3572504</text:p>
          </table:table-cell>
          <table:table-cell office:value-type="float" office:value="1046.3436551777099" table:style-name="ce2">
            <text:p>1046,343655</text:p>
          </table:table-cell>
          <table:table-cell office:value-type="float" office:value="1145.9954318612999" table:style-name="ce2">
            <text:p>1145,995432</text:p>
          </table:table-cell>
          <table:table-cell office:value-type="float" office:value="1255.1378539433299" table:style-name="ce2">
            <text:p>1255,137854</text:p>
          </table:table-cell>
          <table:table-cell office:value-type="float" office:value="1374.67479241412" table:style-name="ce2">
            <text:p>1374,674792</text:p>
          </table:table-cell>
          <table:table-cell office:value-type="float" office:value="1505.59620121546" table:style-name="ce2">
            <text:p>1505,596201</text:p>
          </table:table-cell>
          <table:table-cell office:value-type="float" office:value="1648.9863156169399" table:style-name="ce2">
            <text:p>1648,986316</text:p>
          </table:table-cell>
          <table:table-cell office:value-type="float" office:value="1806.03263138998" table:style-name="ce2">
            <text:p>1806,032631</text:p>
          </table:table-cell>
          <table:table-cell office:value-type="float" office:value="1978.0357391414" table:style-name="ce2">
            <text:p>1978,035739</text:p>
          </table:table-cell>
          <table:table-cell office:value-type="float" office:value="2166.4200952501101" table:style-name="ce2">
            <text:p>2166,420095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Number of stage done to get there</text:p>
          </table:table-cell>
          <table:table-cell table:number-columns-repeated="5" table:style-name="ce2"/>
          <table:table-cell office:value-type="float" office:value="7.3049999999999997" table:style-name="ce3">
            <text:p>7,305</text:p>
          </table:table-cell>
          <table:table-cell table:number-columns-repeated="4" table:style-name="ce2"/>
          <table:table-cell office:value-type="float" office:value="20.098217751562501" table:style-name="ce2">
            <text:p>20,09821775</text:p>
          </table:table-cell>
          <table:table-cell table:number-columns-repeated="9" table:style-name="ce2"/>
          <table:table-cell office:value-type="float" office:value="57.264769347643401" table:style-name="ce2">
            <text:p>57,26476935</text:p>
          </table:table-cell>
          <table:table-cell table:number-columns-repeated="29" table:style-name="ce2"/>
          <table:table-cell office:value-type="float" office:value="377.05078587768497" table:style-name="ce2">
            <text:p>377,0507859</text:p>
          </table:table-cell>
          <table:table-cell table:number-columns-repeated="16332"/>
        </table:table-row>
        <table:table-row table:style-name="ro1">
          <table:table-cell table:number-columns-repeated="6" table:style-name="ce2"/>
          <table:table-cell table:style-name="ce3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Warrior max hp average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120" table:style-name="ce2">
            <text:p>120</text:p>
          </table:table-cell>
          <table:table-cell office:value-type="float" office:value="132" table:style-name="ce2">
            <text:p>132</text:p>
          </table:table-cell>
          <table:table-cell office:value-type="float" office:value="145.19999999999999" table:style-name="ce2">
            <text:p>145,2</text:p>
          </table:table-cell>
          <table:table-cell office:value-type="float" office:value="159.72" table:style-name="ce2">
            <text:p>159,72</text:p>
          </table:table-cell>
          <table:table-cell office:value-type="float" office:value="175.69200000000001" table:style-name="ce2">
            <text:p>175,692</text:p>
          </table:table-cell>
          <table:table-cell office:value-type="float" office:value="193.2612" table:style-name="ce2">
            <text:p>193,2612</text:p>
          </table:table-cell>
          <table:table-cell office:value-type="float" office:value="212.58732000000001" table:style-name="ce2">
            <text:p>212,58732</text:p>
          </table:table-cell>
          <table:table-cell office:value-type="float" office:value="233.84605199999999" table:style-name="ce2">
            <text:p>233,846052</text:p>
          </table:table-cell>
          <table:table-cell office:value-type="float" office:value="257.2306572" table:style-name="ce2">
            <text:p>257,2306572</text:p>
          </table:table-cell>
          <table:table-cell office:value-type="float" office:value="282.95372292000002" table:style-name="ce2">
            <text:p>282,9537229</text:p>
          </table:table-cell>
          <table:table-cell office:value-type="float" office:value="311.24909521199999" table:style-name="ce2">
            <text:p>311,2490952</text:p>
          </table:table-cell>
          <table:table-cell office:value-type="float" office:value="342.37400473320002" table:style-name="ce2">
            <text:p>342,3740047</text:p>
          </table:table-cell>
          <table:table-cell office:value-type="float" office:value="376.61140520651998" table:style-name="ce2">
            <text:p>376,6114052</text:p>
          </table:table-cell>
          <table:table-cell office:value-type="float" office:value="414.27254572717197" table:style-name="ce2">
            <text:p>414,2725457</text:p>
          </table:table-cell>
          <table:table-cell office:value-type="float" office:value="455.69980029989" table:style-name="ce2">
            <text:p>455,6998003</text:p>
          </table:table-cell>
          <table:table-cell office:value-type="float" office:value="501.26978032987898" table:style-name="ce2">
            <text:p>501,2697803</text:p>
          </table:table-cell>
          <table:table-cell office:value-type="float" office:value="551.39675836286699" table:style-name="ce2">
            <text:p>551,3967584</text:p>
          </table:table-cell>
          <table:table-cell office:value-type="float" office:value="606.53643419915295" table:style-name="ce2">
            <text:p>606,5364342</text:p>
          </table:table-cell>
          <table:table-cell office:value-type="float" office:value="667.19007761906903" table:style-name="ce2">
            <text:p>667,1900776</text:p>
          </table:table-cell>
          <table:table-cell office:value-type="float" office:value="733.90908538097597" table:style-name="ce2">
            <text:p>733,9090854</text:p>
          </table:table-cell>
          <table:table-cell office:value-type="float" office:value="807.29999391907302" table:style-name="ce2">
            <text:p>807,2999939</text:p>
          </table:table-cell>
          <table:table-cell office:value-type="float" office:value="888.02999331098101" table:style-name="ce2">
            <text:p>888,0299933</text:p>
          </table:table-cell>
          <table:table-cell office:value-type="float" office:value="976.83299264207903" table:style-name="ce2">
            <text:p>976,8329926</text:p>
          </table:table-cell>
          <table:table-cell office:value-type="float" office:value="1074.51629190629" table:style-name="ce2">
            <text:p>1074,516292</text:p>
          </table:table-cell>
          <table:table-cell office:value-type="float" office:value="1181.96792109692" table:style-name="ce2">
            <text:p>1181,967921</text:p>
          </table:table-cell>
          <table:table-cell office:value-type="float" office:value="1300.16471320661" table:style-name="ce2">
            <text:p>1300,164713</text:p>
          </table:table-cell>
          <table:table-cell office:value-type="float" office:value="1430.18118452727" table:style-name="ce2">
            <text:p>1430,181185</text:p>
          </table:table-cell>
          <table:table-cell office:value-type="float" office:value="1573.1993029800001" table:style-name="ce2">
            <text:p>1573,199303</text:p>
          </table:table-cell>
          <table:table-cell office:value-type="float" office:value="1730.51923327799" table:style-name="ce2">
            <text:p>1730,519233</text:p>
          </table:table-cell>
          <table:table-cell office:value-type="float" office:value="1903.5711566057901" table:style-name="ce2">
            <text:p>1903,571157</text:p>
          </table:table-cell>
          <table:table-cell office:value-type="float" office:value="2093.9282722663702" table:style-name="ce2">
            <text:p>2093,928272</text:p>
          </table:table-cell>
          <table:table-cell office:value-type="float" office:value="2303.32109949301" table:style-name="ce2">
            <text:p>2303,321099</text:p>
          </table:table-cell>
          <table:table-cell office:value-type="float" office:value="2533.6532094423101" table:style-name="ce2">
            <text:p>2533,653209</text:p>
          </table:table-cell>
          <table:table-cell office:value-type="float" office:value="2787.0185303865401" table:style-name="ce2">
            <text:p>2787,01853</text:p>
          </table:table-cell>
          <table:table-cell office:value-type="float" office:value="3065.7203834252" table:style-name="ce2">
            <text:p>3065,720383</text:p>
          </table:table-cell>
          <table:table-cell office:value-type="float" office:value="3372.29242176772" table:style-name="ce2">
            <text:p>3372,292422</text:p>
          </table:table-cell>
          <table:table-cell office:value-type="float" office:value="3709.5216639444898" table:style-name="ce2">
            <text:p>3709,521664</text:p>
          </table:table-cell>
          <table:table-cell office:value-type="float" office:value="4080.4738303389399" table:style-name="ce2">
            <text:p>4080,47383</text:p>
          </table:table-cell>
          <table:table-cell office:value-type="float" office:value="4488.5212133728301" table:style-name="ce2">
            <text:p>4488,521213</text:p>
          </table:table-cell>
          <table:table-cell office:value-type="float" office:value="4937.3733347101197" table:style-name="ce2">
            <text:p>4937,373335</text:p>
          </table:table-cell>
          <table:table-cell office:value-type="float" office:value="5431.1106681811298" table:style-name="ce2">
            <text:p>5431,110668</text:p>
          </table:table-cell>
          <table:table-cell office:value-type="float" office:value="5974.2217349992397" table:style-name="ce2">
            <text:p>5974,221735</text:p>
          </table:table-cell>
          <table:table-cell office:value-type="float" office:value="6571.6439084991698" table:style-name="ce2">
            <text:p>6571,643908</text:p>
          </table:table-cell>
          <table:table-cell office:value-type="float" office:value="7228.8082993490898" table:style-name="ce2">
            <text:p>7228,808299</text:p>
          </table:table-cell>
          <table:table-cell office:value-type="float" office:value="7951.689129284" table:style-name="ce2">
            <text:p>7951,689129</text:p>
          </table:table-cell>
          <table:table-cell office:value-type="float" office:value="8746.8580422123996" table:style-name="ce2">
            <text:p>8746,858042</text:p>
          </table:table-cell>
          <table:table-cell office:value-type="float" office:value="9621.5438464336403" table:style-name="ce2">
            <text:p>9621,543846</text:p>
          </table:table-cell>
          <table:table-cell office:value-type="float" office:value="10583.698231077" table:style-name="ce2">
            <text:p>10583,69823</text:p>
          </table:table-cell>
          <table:table-cell office:value-type="float" office:value="11642.0680541847" table:style-name="ce2">
            <text:p>11642,06805</text:p>
          </table:table-cell>
          <table:table-cell office:value-type="float" office:value="12806.2748596032" table:style-name="ce2">
            <text:p>12806,27486</text:p>
          </table:table-cell>
          <table:table-cell table:number-columns-repeated="16332"/>
        </table:table-row>
        <table:table-row table:style-name="ro1">
          <table:table-cell office:value-type="string" table:style-name="ce4">
            <text:p>Max hp gains per level up</text:p>
          </table:table-cell>
          <table:table-cell table:number-columns-repeated="2" table:style-name="ce4"/>
          <table:table-cell office:value-type="float" office:value="12" table:style-name="ce4">
            <text:p>12</text:p>
          </table:table-cell>
          <table:table-cell office:value-type="float" office:value="13.2" table:style-name="ce4">
            <text:p>13,2</text:p>
          </table:table-cell>
          <table:table-cell office:value-type="float" office:value="14.52" table:style-name="ce4">
            <text:p>14,52</text:p>
          </table:table-cell>
          <table:table-cell office:value-type="float" office:value="15.972" table:style-name="ce4">
            <text:p>15,972</text:p>
          </table:table-cell>
          <table:table-cell office:value-type="float" office:value="17.569199999999999" table:style-name="ce4">
            <text:p>17,5692</text:p>
          </table:table-cell>
          <table:table-cell office:value-type="float" office:value="19.32612" table:style-name="ce4">
            <text:p>19,32612</text:p>
          </table:table-cell>
          <table:table-cell office:value-type="float" office:value="21.258731999999998" table:style-name="ce4">
            <text:p>21,258732</text:p>
          </table:table-cell>
          <table:table-cell office:value-type="float" office:value="23.384605199999999" table:style-name="ce4">
            <text:p>23,3846052</text:p>
          </table:table-cell>
          <table:table-cell office:value-type="float" office:value="25.723065720000001" table:style-name="ce4">
            <text:p>25,72306572</text:p>
          </table:table-cell>
          <table:table-cell office:value-type="float" office:value="28.295372292" table:style-name="ce4">
            <text:p>28,29537229</text:p>
          </table:table-cell>
          <table:table-cell office:value-type="float" office:value="31.124909521199999" table:style-name="ce4">
            <text:p>31,12490952</text:p>
          </table:table-cell>
          <table:table-cell office:value-type="float" office:value="34.237400473320101" table:style-name="ce4">
            <text:p>34,23740047</text:p>
          </table:table-cell>
          <table:table-cell office:value-type="float" office:value="37.661140520652097" table:style-name="ce4">
            <text:p>37,66114052</text:p>
          </table:table-cell>
          <table:table-cell office:value-type="float" office:value="41.427254572717302" table:style-name="ce4">
            <text:p>41,42725457</text:p>
          </table:table-cell>
          <table:table-cell office:value-type="float" office:value="45.569980029988997" table:style-name="ce4">
            <text:p>45,56998003</text:p>
          </table:table-cell>
          <table:table-cell office:value-type="float" office:value="50.1269780329879" table:style-name="ce4">
            <text:p>50,12697803</text:p>
          </table:table-cell>
          <table:table-cell office:value-type="float" office:value="55.139675836286798" table:style-name="ce4">
            <text:p>55,13967584</text:p>
          </table:table-cell>
          <table:table-cell office:value-type="float" office:value="60.653643419915397" table:style-name="ce4">
            <text:p>60,65364342</text:p>
          </table:table-cell>
          <table:table-cell office:value-type="float" office:value="66.719007761906894" table:style-name="ce4">
            <text:p>66,71900776</text:p>
          </table:table-cell>
          <table:table-cell office:value-type="float" office:value="73.390908538097605" table:style-name="ce4">
            <text:p>73,39090854</text:p>
          </table:table-cell>
          <table:table-cell office:value-type="float" office:value="80.729999391907398" table:style-name="ce4">
            <text:p>80,72999939</text:p>
          </table:table-cell>
          <table:table-cell office:value-type="float" office:value="88.802999331098107" table:style-name="ce4">
            <text:p>88,80299933</text:p>
          </table:table-cell>
          <table:table-cell office:value-type="float" office:value="97.683299264208003" table:style-name="ce4">
            <text:p>97,68329926</text:p>
          </table:table-cell>
          <table:table-cell office:value-type="float" office:value="107.45162919062901" table:style-name="ce4">
            <text:p>107,4516292</text:p>
          </table:table-cell>
          <table:table-cell office:value-type="float" office:value="118.196792109692" table:style-name="ce4">
            <text:p>118,1967921</text:p>
          </table:table-cell>
          <table:table-cell office:value-type="float" office:value="130.016471320661" table:style-name="ce4">
            <text:p>130,0164713</text:p>
          </table:table-cell>
          <table:table-cell office:value-type="float" office:value="143.01811845272701" table:style-name="ce4">
            <text:p>143,0181185</text:p>
          </table:table-cell>
          <table:table-cell office:value-type="float" office:value="157.319930298" table:style-name="ce4">
            <text:p>157,3199303</text:p>
          </table:table-cell>
          <table:table-cell office:value-type="float" office:value="173.05192332780001" table:style-name="ce4">
            <text:p>173,0519233</text:p>
          </table:table-cell>
          <table:table-cell office:value-type="float" office:value="190.35711566057901" table:style-name="ce4">
            <text:p>190,3571157</text:p>
          </table:table-cell>
          <table:table-cell office:value-type="float" office:value="209.39282722663799" table:style-name="ce4">
            <text:p>209,3928272</text:p>
          </table:table-cell>
          <table:table-cell office:value-type="float" office:value="230.33210994930101" table:style-name="ce4">
            <text:p>230,3321099</text:p>
          </table:table-cell>
          <table:table-cell office:value-type="float" office:value="253.365320944231" table:style-name="ce4">
            <text:p>253,3653209</text:p>
          </table:table-cell>
          <table:table-cell office:value-type="float" office:value="278.70185303865401" table:style-name="ce4">
            <text:p>278,701853</text:p>
          </table:table-cell>
          <table:table-cell office:value-type="float" office:value="306.57203834251999" table:style-name="ce4">
            <text:p>306,5720383</text:p>
          </table:table-cell>
          <table:table-cell office:value-type="float" office:value="337.229242176772" table:style-name="ce4">
            <text:p>337,2292422</text:p>
          </table:table-cell>
          <table:table-cell office:value-type="float" office:value="370.95216639444902" table:style-name="ce4">
            <text:p>370,9521664</text:p>
          </table:table-cell>
          <table:table-cell office:value-type="float" office:value="408.04738303389502" table:style-name="ce4">
            <text:p>408,047383</text:p>
          </table:table-cell>
          <table:table-cell office:value-type="float" office:value="448.85212133728402" table:style-name="ce4">
            <text:p>448,8521213</text:p>
          </table:table-cell>
          <table:table-cell office:value-type="float" office:value="493.73733347101199" table:style-name="ce4">
            <text:p>493,7373335</text:p>
          </table:table-cell>
          <table:table-cell office:value-type="float" office:value="543.11106681811395" table:style-name="ce4">
            <text:p>543,1110668</text:p>
          </table:table-cell>
          <table:table-cell office:value-type="float" office:value="597.42217349992495" table:style-name="ce4">
            <text:p>597,4221735</text:p>
          </table:table-cell>
          <table:table-cell office:value-type="float" office:value="657.16439084991703" table:style-name="ce4">
            <text:p>657,1643908</text:p>
          </table:table-cell>
          <table:table-cell office:value-type="float" office:value="722.880829934909" table:style-name="ce4">
            <text:p>722,8808299</text:p>
          </table:table-cell>
          <table:table-cell office:value-type="float" office:value="795.16891292840103" table:style-name="ce4">
            <text:p>795,1689129</text:p>
          </table:table-cell>
          <table:table-cell office:value-type="float" office:value="874.68580422124103" table:style-name="ce4">
            <text:p>874,6858042</text:p>
          </table:table-cell>
          <table:table-cell office:value-type="float" office:value="962.15438464336501" table:style-name="ce4">
            <text:p>962,1543846</text:p>
          </table:table-cell>
          <table:table-cell office:value-type="float" office:value="1058.3698231077001" table:style-name="ce4">
            <text:p>1058,369823</text:p>
          </table:table-cell>
          <table:table-cell office:value-type="float" office:value="1164.2068054184699" table:style-name="ce4">
            <text:p>1164,206805</text:p>
          </table:table-cell>
          <table:table-cell table:number-columns-repeated="16332" table:style-name="ce4"/>
        </table:table-row>
        <table:table-row table:style-name="ro1">
          <table:table-cell office:value-type="string" table:style-name="ce2">
            <text:p>Base Damage average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26" table:style-name="ce2">
            <text:p>26</text:p>
          </table:table-cell>
          <table:table-cell office:value-type="float" office:value="28.6" table:style-name="ce2">
            <text:p>28,6</text:p>
          </table:table-cell>
          <table:table-cell office:value-type="float" office:value="31.46" table:style-name="ce2">
            <text:p>31,46</text:p>
          </table:table-cell>
          <table:table-cell office:value-type="float" office:value="34.606000000000002" table:style-name="ce2">
            <text:p>34,606</text:p>
          </table:table-cell>
          <table:table-cell office:value-type="float" office:value="38.066600000000001" table:style-name="ce2">
            <text:p>38,0666</text:p>
          </table:table-cell>
          <table:table-cell office:value-type="float" office:value="41.873260000000002" table:style-name="ce2">
            <text:p>41,87326</text:p>
          </table:table-cell>
          <table:table-cell office:value-type="float" office:value="46.060586000000001" table:style-name="ce2">
            <text:p>46,060586</text:p>
          </table:table-cell>
          <table:table-cell office:value-type="float" office:value="50.666644599999998" table:style-name="ce2">
            <text:p>50,6666446</text:p>
          </table:table-cell>
          <table:table-cell office:value-type="float" office:value="55.733309060000003" table:style-name="ce2">
            <text:p>55,73330906</text:p>
          </table:table-cell>
          <table:table-cell office:value-type="float" office:value="61.306639965999999" table:style-name="ce2">
            <text:p>61,30663997</text:p>
          </table:table-cell>
          <table:table-cell office:value-type="float" office:value="67.437303962600097" table:style-name="ce2">
            <text:p>67,43730396</text:p>
          </table:table-cell>
          <table:table-cell office:value-type="float" office:value="74.181034358860103" table:style-name="ce2">
            <text:p>74,18103436</text:p>
          </table:table-cell>
          <table:table-cell office:value-type="float" office:value="81.599137794746099" table:style-name="ce2">
            <text:p>81,59913779</text:p>
          </table:table-cell>
          <table:table-cell office:value-type="float" office:value="89.759051574220706" table:style-name="ce2">
            <text:p>89,75905157</text:p>
          </table:table-cell>
          <table:table-cell office:value-type="float" office:value="98.734956731642797" table:style-name="ce2">
            <text:p>98,73495673</text:p>
          </table:table-cell>
          <table:table-cell office:value-type="float" office:value="108.608452404807" table:style-name="ce2">
            <text:p>108,6084524</text:p>
          </table:table-cell>
          <table:table-cell office:value-type="float" office:value="119.46929764528799" table:style-name="ce2">
            <text:p>119,4692976</text:p>
          </table:table-cell>
          <table:table-cell office:value-type="float" office:value="131.416227409817" table:style-name="ce2">
            <text:p>131,4162274</text:p>
          </table:table-cell>
          <table:table-cell office:value-type="float" office:value="144.557850150798" table:style-name="ce2">
            <text:p>144,5578502</text:p>
          </table:table-cell>
          <table:table-cell office:value-type="float" office:value="159.01363516587799" table:style-name="ce2">
            <text:p>159,0136352</text:p>
          </table:table-cell>
          <table:table-cell office:value-type="float" office:value="174.91499868246601" table:style-name="ce2">
            <text:p>174,9149987</text:p>
          </table:table-cell>
          <table:table-cell office:value-type="float" office:value="192.406498550712" table:style-name="ce2">
            <text:p>192,4064986</text:p>
          </table:table-cell>
          <table:table-cell office:value-type="float" office:value="211.64714840578401" table:style-name="ce2">
            <text:p>211,6471484</text:p>
          </table:table-cell>
          <table:table-cell office:value-type="float" office:value="232.81186324636201" table:style-name="ce2">
            <text:p>232,8118632</text:p>
          </table:table-cell>
          <table:table-cell office:value-type="float" office:value="256.09304957099801" table:style-name="ce2">
            <text:p>256,0930496</text:p>
          </table:table-cell>
          <table:table-cell office:value-type="float" office:value="281.702354528098" table:style-name="ce2">
            <text:p>281,7023545</text:p>
          </table:table-cell>
          <table:table-cell office:value-type="float" office:value="309.872589980908" table:style-name="ce2">
            <text:p>309,87259</text:p>
          </table:table-cell>
          <table:table-cell office:value-type="float" office:value="340.85984897899903" table:style-name="ce2">
            <text:p>340,859849</text:p>
          </table:table-cell>
          <table:table-cell office:value-type="float" office:value="374.94583387689897" table:style-name="ce2">
            <text:p>374,9458339</text:p>
          </table:table-cell>
          <table:table-cell office:value-type="float" office:value="412.44041726458897" table:style-name="ce2">
            <text:p>412,4404173</text:p>
          </table:table-cell>
          <table:table-cell office:value-type="float" office:value="453.68445899104802" table:style-name="ce2">
            <text:p>453,684459</text:p>
          </table:table-cell>
          <table:table-cell office:value-type="float" office:value="499.052904890153" table:style-name="ce2">
            <text:p>499,0529049</text:p>
          </table:table-cell>
          <table:table-cell office:value-type="float" office:value="548.95819537916805" table:style-name="ce2">
            <text:p>548,9581954</text:p>
          </table:table-cell>
          <table:table-cell office:value-type="float" office:value="603.85401491708501" table:style-name="ce2">
            <text:p>603,8540149</text:p>
          </table:table-cell>
          <table:table-cell office:value-type="float" office:value="664.23941640879298" table:style-name="ce2">
            <text:p>664,2394164</text:p>
          </table:table-cell>
          <table:table-cell office:value-type="float" office:value="730.66335804967298" table:style-name="ce2">
            <text:p>730,663358</text:p>
          </table:table-cell>
          <table:table-cell office:value-type="float" office:value="803.72969385464" table:style-name="ce2">
            <text:p>803,7296939</text:p>
          </table:table-cell>
          <table:table-cell office:value-type="float" office:value="884.10266324010399" table:style-name="ce2">
            <text:p>884,1026632</text:p>
          </table:table-cell>
          <table:table-cell office:value-type="float" office:value="972.51292956411498" table:style-name="ce2">
            <text:p>972,5129296</text:p>
          </table:table-cell>
          <table:table-cell office:value-type="float" office:value="1069.76422252053" table:style-name="ce2">
            <text:p>1069,764223</text:p>
          </table:table-cell>
          <table:table-cell office:value-type="float" office:value="1176.74064477258" table:style-name="ce2">
            <text:p>1176,740645</text:p>
          </table:table-cell>
          <table:table-cell office:value-type="float" office:value="1294.4147092498399" table:style-name="ce2">
            <text:p>1294,414709</text:p>
          </table:table-cell>
          <table:table-cell office:value-type="float" office:value="1423.8561801748201" table:style-name="ce2">
            <text:p>1423,85618</text:p>
          </table:table-cell>
          <table:table-cell office:value-type="float" office:value="1566.2417981922999" table:style-name="ce2">
            <text:p>1566,241798</text:p>
          </table:table-cell>
          <table:table-cell office:value-type="float" office:value="1722.8659780115299" table:style-name="ce2">
            <text:p>1722,865978</text:p>
          </table:table-cell>
          <table:table-cell office:value-type="float" office:value="1895.15257581269" table:style-name="ce2">
            <text:p>1895,152576</text:p>
          </table:table-cell>
          <table:table-cell office:value-type="float" office:value="2084.6678333939599" table:style-name="ce2">
            <text:p>2084,667833</text:p>
          </table:table-cell>
          <table:table-cell office:value-type="float" office:value="2293.13461673335" table:style-name="ce2">
            <text:p>2293,134617</text:p>
          </table:table-cell>
          <table:table-cell office:value-type="float" office:value="2522.44807840669" table:style-name="ce2">
            <text:p>2522,448078</text:p>
          </table:table-cell>
          <table:table-cell office:value-type="float" office:value="2774.6928862473601" table:style-name="ce2">
            <text:p>2774,692886</text:p>
          </table:table-cell>
          <table:table-cell table:number-columns-repeated="16332"/>
        </table:table-row>
        <table:table-row table:style-name="ro1">
          <table:table-cell office:value-type="string" table:style-name="ce4">
            <text:p>Base damage gains per level</text:p>
          </table:table-cell>
          <table:table-cell table:number-columns-repeated="2" table:style-name="ce4"/>
          <table:table-cell office:value-type="float" office:value="2.6" table:style-name="ce4">
            <text:p>2,6</text:p>
          </table:table-cell>
          <table:table-cell office:value-type="float" office:value="2.86" table:style-name="ce4">
            <text:p>2,86</text:p>
          </table:table-cell>
          <table:table-cell office:value-type="float" office:value="3.1459999999999999" table:style-name="ce4">
            <text:p>3,146</text:p>
          </table:table-cell>
          <table:table-cell office:value-type="float" office:value="3.4606000000000101" table:style-name="ce4">
            <text:p>3,4606</text:p>
          </table:table-cell>
          <table:table-cell office:value-type="float" office:value="3.8066600000000101" table:style-name="ce4">
            <text:p>3,80666</text:p>
          </table:table-cell>
          <table:table-cell office:value-type="float" office:value="4.1873260000000103" table:style-name="ce4">
            <text:p>4,187326</text:p>
          </table:table-cell>
          <table:table-cell office:value-type="float" office:value="4.6060585999999999" table:style-name="ce4">
            <text:p>4,6060586</text:p>
          </table:table-cell>
          <table:table-cell office:value-type="float" office:value="5.0666644600000099" table:style-name="ce4">
            <text:p>5,06666446</text:p>
          </table:table-cell>
          <table:table-cell office:value-type="float" office:value="5.5733309060000096" table:style-name="ce4">
            <text:p>5,573330906</text:p>
          </table:table-cell>
          <table:table-cell office:value-type="float" office:value="6.1306639966000098" table:style-name="ce4">
            <text:p>6,130663997</text:p>
          </table:table-cell>
          <table:table-cell office:value-type="float" office:value="6.7437303962600099" table:style-name="ce4">
            <text:p>6,743730396</text:p>
          </table:table-cell>
          <table:table-cell office:value-type="float" office:value="7.4181034358860103" table:style-name="ce4">
            <text:p>7,418103436</text:p>
          </table:table-cell>
          <table:table-cell office:value-type="float" office:value="8.1599137794746195" table:style-name="ce4">
            <text:p>8,159913779</text:p>
          </table:table-cell>
          <table:table-cell office:value-type="float" office:value="8.9759051574220798" table:style-name="ce4">
            <text:p>8,975905157</text:p>
          </table:table-cell>
          <table:table-cell office:value-type="float" office:value="9.8734956731642907" table:style-name="ce4">
            <text:p>9,873495673</text:p>
          </table:table-cell>
          <table:table-cell office:value-type="float" office:value="10.8608452404807" table:style-name="ce4">
            <text:p>10,86084524</text:p>
          </table:table-cell>
          <table:table-cell office:value-type="float" office:value="11.9469297645288" table:style-name="ce4">
            <text:p>11,94692976</text:p>
          </table:table-cell>
          <table:table-cell office:value-type="float" office:value="13.141622740981701" table:style-name="ce4">
            <text:p>13,14162274</text:p>
          </table:table-cell>
          <table:table-cell office:value-type="float" office:value="14.455785015079799" table:style-name="ce4">
            <text:p>14,45578502</text:p>
          </table:table-cell>
          <table:table-cell office:value-type="float" office:value="15.9013635165878" table:style-name="ce4">
            <text:p>15,90136352</text:p>
          </table:table-cell>
          <table:table-cell office:value-type="float" office:value="17.491499868246599" table:style-name="ce4">
            <text:p>17,49149987</text:p>
          </table:table-cell>
          <table:table-cell office:value-type="float" office:value="19.2406498550713" table:style-name="ce4">
            <text:p>19,24064986</text:p>
          </table:table-cell>
          <table:table-cell office:value-type="float" office:value="21.164714840578402" table:style-name="ce4">
            <text:p>21,16471484</text:p>
          </table:table-cell>
          <table:table-cell office:value-type="float" office:value="23.281186324636199" table:style-name="ce4">
            <text:p>23,28118632</text:p>
          </table:table-cell>
          <table:table-cell office:value-type="float" office:value="25.609304957099901" table:style-name="ce4">
            <text:p>25,60930496</text:p>
          </table:table-cell>
          <table:table-cell office:value-type="float" office:value="28.170235452809798" table:style-name="ce4">
            <text:p>28,17023545</text:p>
          </table:table-cell>
          <table:table-cell office:value-type="float" office:value="30.987258998090802" table:style-name="ce4">
            <text:p>30,987259</text:p>
          </table:table-cell>
          <table:table-cell office:value-type="float" office:value="34.085984897899898" table:style-name="ce4">
            <text:p>34,0859849</text:p>
          </table:table-cell>
          <table:table-cell office:value-type="float" office:value="37.4945833876899" table:style-name="ce4">
            <text:p>37,49458339</text:p>
          </table:table-cell>
          <table:table-cell office:value-type="float" office:value="41.244041726458903" table:style-name="ce4">
            <text:p>41,24404173</text:p>
          </table:table-cell>
          <table:table-cell office:value-type="float" office:value="45.368445899104799" table:style-name="ce4">
            <text:p>45,3684459</text:p>
          </table:table-cell>
          <table:table-cell office:value-type="float" office:value="49.9052904890153" table:style-name="ce4">
            <text:p>49,90529049</text:p>
          </table:table-cell>
          <table:table-cell office:value-type="float" office:value="54.8958195379169" table:style-name="ce4">
            <text:p>54,89581954</text:p>
          </table:table-cell>
          <table:table-cell office:value-type="float" office:value="60.3854014917085" table:style-name="ce4">
            <text:p>60,38540149</text:p>
          </table:table-cell>
          <table:table-cell office:value-type="float" office:value="66.423941640879406" table:style-name="ce4">
            <text:p>66,42394164</text:p>
          </table:table-cell>
          <table:table-cell office:value-type="float" office:value="73.066335804967395" table:style-name="ce4">
            <text:p>73,0663358</text:p>
          </table:table-cell>
          <table:table-cell office:value-type="float" office:value="80.372969385464103" table:style-name="ce4">
            <text:p>80,37296939</text:p>
          </table:table-cell>
          <table:table-cell office:value-type="float" office:value="88.410266324010493" table:style-name="ce4">
            <text:p>88,41026632</text:p>
          </table:table-cell>
          <table:table-cell office:value-type="float" office:value="97.251292956411504" table:style-name="ce4">
            <text:p>97,25129296</text:p>
          </table:table-cell>
          <table:table-cell office:value-type="float" office:value="106.976422252053" table:style-name="ce4">
            <text:p>106,9764223</text:p>
          </table:table-cell>
          <table:table-cell office:value-type="float" office:value="117.674064477258" table:style-name="ce4">
            <text:p>117,6740645</text:p>
          </table:table-cell>
          <table:table-cell office:value-type="float" office:value="129.441470924984" table:style-name="ce4">
            <text:p>129,4414709</text:p>
          </table:table-cell>
          <table:table-cell office:value-type="float" office:value="142.38561801748199" table:style-name="ce4">
            <text:p>142,385618</text:p>
          </table:table-cell>
          <table:table-cell office:value-type="float" office:value="156.62417981922999" table:style-name="ce4">
            <text:p>156,6241798</text:p>
          </table:table-cell>
          <table:table-cell office:value-type="float" office:value="172.28659780115299" table:style-name="ce4">
            <text:p>172,2865978</text:p>
          </table:table-cell>
          <table:table-cell office:value-type="float" office:value="189.515257581269" table:style-name="ce4">
            <text:p>189,5152576</text:p>
          </table:table-cell>
          <table:table-cell office:value-type="float" office:value="208.46678333939599" table:style-name="ce4">
            <text:p>208,4667833</text:p>
          </table:table-cell>
          <table:table-cell office:value-type="float" office:value="229.31346167333501" table:style-name="ce4">
            <text:p>229,3134617</text:p>
          </table:table-cell>
          <table:table-cell office:value-type="float" office:value="252.24480784066901" table:style-name="ce4">
            <text:p>252,2448078</text:p>
          </table:table-cell>
          <table:table-cell table:number-columns-repeated="16332" table:style-name="ce4"/>
        </table:table-row>
        <table:table-row table:style-name="ro1">
          <table:table-cell office:value-type="string" table:style-name="ce2">
            <text:p>Cards in the deck average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50" table:style-name="ce2">
            <text:p>50</text:p>
          </table:table-cell>
          <table:table-cell office:value-type="float" office:value="55" table:style-name="ce2">
            <text:p>55</text:p>
          </table:table-cell>
          <table:table-cell office:value-type="float" office:value="60" table:style-name="ce2">
            <text:p>60</text:p>
          </table:table-cell>
          <table:table-cell office:value-type="float" office:value="65" table:style-name="ce2">
            <text:p>65</text:p>
          </table:table-cell>
          <table:table-cell office:value-type="float" office:value="70" table:style-name="ce2">
            <text:p>70</text:p>
          </table:table-cell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85" table:style-name="ce2">
            <text:p>85</text:p>
          </table:table-cell>
          <table:table-cell office:value-type="float" office:value="90" table:style-name="ce2">
            <text:p>90</text:p>
          </table:table-cell>
          <table:table-cell office:value-type="float" office:value="95" table:style-name="ce2">
            <text:p>95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office:value-type="float" office:value="120" table:style-name="ce2">
            <text:p>120</text:p>
          </table:table-cell>
          <table:table-cell office:value-type="float" office:value="130" table:style-name="ce2">
            <text:p>130</text:p>
          </table:table-cell>
          <table:table-cell office:value-type="float" office:value="140" table:style-name="ce2">
            <text:p>140</text:p>
          </table:table-cell>
          <table:table-cell office:value-type="float" office:value="150" table:style-name="ce2">
            <text:p>150</text:p>
          </table:table-cell>
          <table:table-cell office:value-type="float" office:value="160" table:style-name="ce2">
            <text:p>160</text:p>
          </table:table-cell>
          <table:table-cell office:value-type="float" office:value="170" table:style-name="ce2">
            <text:p>170</text:p>
          </table:table-cell>
          <table:table-cell office:value-type="float" office:value="180" table:style-name="ce2">
            <text:p>180</text:p>
          </table:table-cell>
          <table:table-cell office:value-type="float" office:value="190" table:style-name="ce2">
            <text:p>190</text:p>
          </table:table-cell>
          <table:table-cell office:value-type="float" office:value="200" table:style-name="ce2">
            <text:p>200</text:p>
          </table:table-cell>
          <table:table-cell office:value-type="float" office:value="210" table:style-name="ce2">
            <text:p>210</text:p>
          </table:table-cell>
          <table:table-cell office:value-type="float" office:value="220" table:style-name="ce2">
            <text:p>220</text:p>
          </table:table-cell>
          <table:table-cell office:value-type="float" office:value="230" table:style-name="ce2">
            <text:p>230</text:p>
          </table:table-cell>
          <table:table-cell office:value-type="float" office:value="240" table:style-name="ce2">
            <text:p>240</text:p>
          </table:table-cell>
          <table:table-cell office:value-type="float" office:value="250" table:style-name="ce2">
            <text:p>250</text:p>
          </table:table-cell>
          <table:table-cell office:value-type="float" office:value="260" table:style-name="ce2">
            <text:p>260</text:p>
          </table:table-cell>
          <table:table-cell office:value-type="float" office:value="270" table:style-name="ce2">
            <text:p>270</text:p>
          </table:table-cell>
          <table:table-cell office:value-type="float" office:value="280" table:style-name="ce2">
            <text:p>280</text:p>
          </table:table-cell>
          <table:table-cell office:value-type="float" office:value="290" table:style-name="ce2">
            <text:p>290</text:p>
          </table:table-cell>
          <table:table-cell office:value-type="float" office:value="300" table:style-name="ce2">
            <text:p>300</text:p>
          </table:table-cell>
          <table:table-cell office:value-type="float" office:value="315" table:style-name="ce2">
            <text:p>315</text:p>
          </table:table-cell>
          <table:table-cell office:value-type="float" office:value="330" table:style-name="ce2">
            <text:p>330</text:p>
          </table:table-cell>
          <table:table-cell office:value-type="float" office:value="345" table:style-name="ce2">
            <text:p>345</text:p>
          </table:table-cell>
          <table:table-cell office:value-type="float" office:value="360" table:style-name="ce2">
            <text:p>360</text:p>
          </table:table-cell>
          <table:table-cell office:value-type="float" office:value="375" table:style-name="ce2">
            <text:p>375</text:p>
          </table:table-cell>
          <table:table-cell office:value-type="float" office:value="390" table:style-name="ce2">
            <text:p>390</text:p>
          </table:table-cell>
          <table:table-cell office:value-type="float" office:value="405" table:style-name="ce2">
            <text:p>405</text:p>
          </table:table-cell>
          <table:table-cell office:value-type="float" office:value="420" table:style-name="ce2">
            <text:p>420</text:p>
          </table:table-cell>
          <table:table-cell office:value-type="float" office:value="435" table:style-name="ce2">
            <text:p>435</text:p>
          </table:table-cell>
          <table:table-cell office:value-type="float" office:value="450" table:style-name="ce2">
            <text:p>450</text:p>
          </table:table-cell>
          <table:table-cell office:value-type="float" office:value="465" table:style-name="ce2">
            <text:p>465</text:p>
          </table:table-cell>
          <table:table-cell table:number-columns-repeated="16332"/>
        </table:table-row>
        <table:table-row table:style-name="ro1">
          <table:table-cell office:value-type="string" table:style-name="ce4">
            <text:p>Cards gain per level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table:number-columns-repeated="16332" table:style-name="ce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Monster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Boar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HP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40" table:style-name="ce2">
            <text:p>40</text:p>
          </table:table-cell>
          <table:table-cell office:value-type="float" office:value="44" table:style-name="ce2">
            <text:p>44</text:p>
          </table:table-cell>
          <table:table-cell office:value-type="float" office:value="48.4" table:style-name="ce2">
            <text:p>48,4</text:p>
          </table:table-cell>
          <table:table-cell office:value-type="float" office:value="53.24" table:style-name="ce2">
            <text:p>53,24</text:p>
          </table:table-cell>
          <table:table-cell office:value-type="float" office:value="58.564" table:style-name="ce2">
            <text:p>58,564</text:p>
          </table:table-cell>
          <table:table-cell office:value-type="float" office:value="64.420400000000001" table:style-name="ce2">
            <text:p>64,4204</text:p>
          </table:table-cell>
          <table:table-cell office:value-type="float" office:value="70.862440000000007" table:style-name="ce2">
            <text:p>70,86244</text:p>
          </table:table-cell>
          <table:table-cell office:value-type="float" office:value="77.948684" table:style-name="ce2">
            <text:p>77,948684</text:p>
          </table:table-cell>
          <table:table-cell office:value-type="float" office:value="85.743552399999999" table:style-name="ce2">
            <text:p>85,7435524</text:p>
          </table:table-cell>
          <table:table-cell office:value-type="float" office:value="94.317907640000101" table:style-name="ce2">
            <text:p>94,31790764</text:p>
          </table:table-cell>
          <table:table-cell office:value-type="float" office:value="103.749698404" table:style-name="ce2">
            <text:p>103,7496984</text:p>
          </table:table-cell>
          <table:table-cell office:value-type="float" office:value="114.1246682444" table:style-name="ce2">
            <text:p>114,1246682</text:p>
          </table:table-cell>
          <table:table-cell office:value-type="float" office:value="125.53713506884" table:style-name="ce2">
            <text:p>125,5371351</text:p>
          </table:table-cell>
          <table:table-cell office:value-type="float" office:value="138.09084857572401" table:style-name="ce2">
            <text:p>138,0908486</text:p>
          </table:table-cell>
          <table:table-cell office:value-type="float" office:value="151.89993343329701" table:style-name="ce2">
            <text:p>151,8999334</text:p>
          </table:table-cell>
          <table:table-cell office:value-type="float" office:value="167.08992677662599" table:style-name="ce2">
            <text:p>167,0899268</text:p>
          </table:table-cell>
          <table:table-cell office:value-type="float" office:value="183.79891945428901" table:style-name="ce2">
            <text:p>183,7989195</text:p>
          </table:table-cell>
          <table:table-cell office:value-type="float" office:value="202.178811399718" table:style-name="ce2">
            <text:p>202,1788114</text:p>
          </table:table-cell>
          <table:table-cell office:value-type="float" office:value="222.39669253969001" table:style-name="ce2">
            <text:p>222,3966925</text:p>
          </table:table-cell>
          <table:table-cell office:value-type="float" office:value="244.63636179365901" table:style-name="ce2">
            <text:p>244,6363618</text:p>
          </table:table-cell>
          <table:table-cell office:value-type="float" office:value="269.09999797302402" table:style-name="ce2">
            <text:p>269,099998</text:p>
          </table:table-cell>
          <table:table-cell office:value-type="float" office:value="296.009997770327" table:style-name="ce2">
            <text:p>296,0099978</text:p>
          </table:table-cell>
          <table:table-cell office:value-type="float" office:value="325.61099754736" table:style-name="ce2">
            <text:p>325,6109975</text:p>
          </table:table-cell>
          <table:table-cell office:value-type="float" office:value="358.17209730209601" table:style-name="ce2">
            <text:p>358,1720973</text:p>
          </table:table-cell>
          <table:table-cell office:value-type="float" office:value="393.98930703230502" table:style-name="ce2">
            <text:p>393,989307</text:p>
          </table:table-cell>
          <table:table-cell office:value-type="float" office:value="433.38823773553599" table:style-name="ce2">
            <text:p>433,3882377</text:p>
          </table:table-cell>
          <table:table-cell office:value-type="float" office:value="476.72706150908903" table:style-name="ce2">
            <text:p>476,7270615</text:p>
          </table:table-cell>
          <table:table-cell office:value-type="float" office:value="524.39976765999802" table:style-name="ce2">
            <text:p>524,3997677</text:p>
          </table:table-cell>
          <table:table-cell office:value-type="float" office:value="576.83974442599799" table:style-name="ce2">
            <text:p>576,8397444</text:p>
          </table:table-cell>
          <table:table-cell office:value-type="float" office:value="634.52371886859805" table:style-name="ce2">
            <text:p>634,5237189</text:p>
          </table:table-cell>
          <table:table-cell office:value-type="float" office:value="697.97609075545802" table:style-name="ce2">
            <text:p>697,9760908</text:p>
          </table:table-cell>
          <table:table-cell office:value-type="float" office:value="767.77369983100402" table:style-name="ce2">
            <text:p>767,7736998</text:p>
          </table:table-cell>
          <table:table-cell office:value-type="float" office:value="844.55106981410404" table:style-name="ce2">
            <text:p>844,5510698</text:p>
          </table:table-cell>
          <table:table-cell office:value-type="float" office:value="929.00617679551499" table:style-name="ce2">
            <text:p>929,0061768</text:p>
          </table:table-cell>
          <table:table-cell office:value-type="float" office:value="1021.90679447507" table:style-name="ce2">
            <text:p>1021,906794</text:p>
          </table:table-cell>
          <table:table-cell office:value-type="float" office:value="1124.0974739225701" table:style-name="ce2">
            <text:p>1124,097474</text:p>
          </table:table-cell>
          <table:table-cell office:value-type="float" office:value="1236.5072213148301" table:style-name="ce2">
            <text:p>1236,507221</text:p>
          </table:table-cell>
          <table:table-cell office:value-type="float" office:value="1360.1579434463099" table:style-name="ce2">
            <text:p>1360,157943</text:p>
          </table:table-cell>
          <table:table-cell office:value-type="float" office:value="1496.1737377909501" table:style-name="ce2">
            <text:p>1496,173738</text:p>
          </table:table-cell>
          <table:table-cell office:value-type="float" office:value="1645.7911115700399" table:style-name="ce2">
            <text:p>1645,791112</text:p>
          </table:table-cell>
          <table:table-cell office:value-type="float" office:value="1810.3702227270401" table:style-name="ce2">
            <text:p>1810,370223</text:p>
          </table:table-cell>
          <table:table-cell office:value-type="float" office:value="1991.40724499975" table:style-name="ce2">
            <text:p>1991,407245</text:p>
          </table:table-cell>
          <table:table-cell office:value-type="float" office:value="2190.5479694997198" table:style-name="ce2">
            <text:p>2190,547969</text:p>
          </table:table-cell>
          <table:table-cell office:value-type="float" office:value="2409.6027664497001" table:style-name="ce2">
            <text:p>2409,602766</text:p>
          </table:table-cell>
          <table:table-cell office:value-type="float" office:value="2650.5630430946699" table:style-name="ce2">
            <text:p>2650,563043</text:p>
          </table:table-cell>
          <table:table-cell office:value-type="float" office:value="2915.6193474041302" table:style-name="ce2">
            <text:p>2915,619347</text:p>
          </table:table-cell>
          <table:table-cell office:value-type="float" office:value="3207.1812821445501" table:style-name="ce2">
            <text:p>3207,181282</text:p>
          </table:table-cell>
          <table:table-cell office:value-type="float" office:value="3527.8994103589998" table:style-name="ce2">
            <text:p>3527,89941</text:p>
          </table:table-cell>
          <table:table-cell office:value-type="float" office:value="3880.6893513948999" table:style-name="ce2">
            <text:p>3880,689351</text:p>
          </table:table-cell>
          <table:table-cell office:value-type="float" office:value="4268.7582865343902" table:style-name="ce2">
            <text:p>4268,758287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Damage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8" table:style-name="ce2">
            <text:p>8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9.68" table:style-name="ce2">
            <text:p>9,68</text:p>
          </table:table-cell>
          <table:table-cell office:value-type="float" office:value="10.648" table:style-name="ce2">
            <text:p>10,648</text:p>
          </table:table-cell>
          <table:table-cell office:value-type="float" office:value="11.7128" table:style-name="ce2">
            <text:p>11,7128</text:p>
          </table:table-cell>
          <table:table-cell office:value-type="float" office:value="12.884080000000001" table:style-name="ce2">
            <text:p>12,88408</text:p>
          </table:table-cell>
          <table:table-cell office:value-type="float" office:value="14.172488" table:style-name="ce2">
            <text:p>14,172488</text:p>
          </table:table-cell>
          <table:table-cell office:value-type="float" office:value="15.589736800000001" table:style-name="ce2">
            <text:p>15,5897368</text:p>
          </table:table-cell>
          <table:table-cell office:value-type="float" office:value="17.148710479999998" table:style-name="ce2">
            <text:p>17,14871048</text:p>
          </table:table-cell>
          <table:table-cell office:value-type="float" office:value="18.863581528000001" table:style-name="ce2">
            <text:p>18,86358153</text:p>
          </table:table-cell>
          <table:table-cell office:value-type="float" office:value="20.749939680800001" table:style-name="ce2">
            <text:p>20,74993968</text:p>
          </table:table-cell>
          <table:table-cell office:value-type="float" office:value="22.824933648879998" table:style-name="ce2">
            <text:p>22,82493365</text:p>
          </table:table-cell>
          <table:table-cell office:value-type="float" office:value="25.107427013768" table:style-name="ce2">
            <text:p>25,10742701</text:p>
          </table:table-cell>
          <table:table-cell office:value-type="float" office:value="27.618169715144798" table:style-name="ce2">
            <text:p>27,61816972</text:p>
          </table:table-cell>
          <table:table-cell office:value-type="float" office:value="30.379986686659301" table:style-name="ce2">
            <text:p>30,37998669</text:p>
          </table:table-cell>
          <table:table-cell office:value-type="float" office:value="33.4179853553252" table:style-name="ce2">
            <text:p>33,41798536</text:p>
          </table:table-cell>
          <table:table-cell office:value-type="float" office:value="36.759783890857797" table:style-name="ce2">
            <text:p>36,75978389</text:p>
          </table:table-cell>
          <table:table-cell office:value-type="float" office:value="40.435762279943603" table:style-name="ce2">
            <text:p>40,43576228</text:p>
          </table:table-cell>
          <table:table-cell office:value-type="float" office:value="44.479338507937896" table:style-name="ce2">
            <text:p>44,47933851</text:p>
          </table:table-cell>
          <table:table-cell office:value-type="float" office:value="48.927272358731699" table:style-name="ce2">
            <text:p>48,92727236</text:p>
          </table:table-cell>
          <table:table-cell office:value-type="float" office:value="53.819999594604901" table:style-name="ce2">
            <text:p>53,81999959</text:p>
          </table:table-cell>
          <table:table-cell office:value-type="float" office:value="59.201999554065402" table:style-name="ce2">
            <text:p>59,20199955</text:p>
          </table:table-cell>
          <table:table-cell office:value-type="float" office:value="65.122199509471898" table:style-name="ce2">
            <text:p>65,12219951</text:p>
          </table:table-cell>
          <table:table-cell office:value-type="float" office:value="71.634419460419096" table:style-name="ce2">
            <text:p>71,63441946</text:p>
          </table:table-cell>
          <table:table-cell office:value-type="float" office:value="78.797861406460996" table:style-name="ce2">
            <text:p>78,79786141</text:p>
          </table:table-cell>
          <table:table-cell office:value-type="float" office:value="86.6776475471071" table:style-name="ce2">
            <text:p>86,67764755</text:p>
          </table:table-cell>
          <table:table-cell office:value-type="float" office:value="95.345412301817802" table:style-name="ce2">
            <text:p>95,3454123</text:p>
          </table:table-cell>
          <table:table-cell office:value-type="float" office:value="104.879953532" table:style-name="ce2">
            <text:p>104,8799535</text:p>
          </table:table-cell>
          <table:table-cell office:value-type="float" office:value="115.36794888519999" table:style-name="ce2">
            <text:p>115,3679489</text:p>
          </table:table-cell>
          <table:table-cell office:value-type="float" office:value="126.90474377372" table:style-name="ce2">
            <text:p>126,9047438</text:p>
          </table:table-cell>
          <table:table-cell office:value-type="float" office:value="139.59521815109201" table:style-name="ce2">
            <text:p>139,5952182</text:p>
          </table:table-cell>
          <table:table-cell office:value-type="float" office:value="153.554739966201" table:style-name="ce2">
            <text:p>153,55474</text:p>
          </table:table-cell>
          <table:table-cell office:value-type="float" office:value="168.91021396282099" table:style-name="ce2">
            <text:p>168,910214</text:p>
          </table:table-cell>
          <table:table-cell office:value-type="float" office:value="185.801235359103" table:style-name="ce2">
            <text:p>185,8012354</text:p>
          </table:table-cell>
          <table:table-cell office:value-type="float" office:value="204.38135889501299" table:style-name="ce2">
            <text:p>204,3813589</text:p>
          </table:table-cell>
          <table:table-cell office:value-type="float" office:value="224.819494784515" table:style-name="ce2">
            <text:p>224,8194948</text:p>
          </table:table-cell>
          <table:table-cell office:value-type="float" office:value="247.30144426296599" table:style-name="ce2">
            <text:p>247,3014443</text:p>
          </table:table-cell>
          <table:table-cell office:value-type="float" office:value="272.031588689263" table:style-name="ce2">
            <text:p>272,0315887</text:p>
          </table:table-cell>
          <table:table-cell office:value-type="float" office:value="299.23474755818899" table:style-name="ce2">
            <text:p>299,2347476</text:p>
          </table:table-cell>
          <table:table-cell office:value-type="float" office:value="329.15822231400801" table:style-name="ce2">
            <text:p>329,1582223</text:p>
          </table:table-cell>
          <table:table-cell office:value-type="float" office:value="362.07404454540898" table:style-name="ce2">
            <text:p>362,0740445</text:p>
          </table:table-cell>
          <table:table-cell office:value-type="float" office:value="398.28144899994902" table:style-name="ce2">
            <text:p>398,281449</text:p>
          </table:table-cell>
          <table:table-cell office:value-type="float" office:value="438.109593899944" table:style-name="ce2">
            <text:p>438,1095939</text:p>
          </table:table-cell>
          <table:table-cell office:value-type="float" office:value="481.92055328993899" table:style-name="ce2">
            <text:p>481,9205533</text:p>
          </table:table-cell>
          <table:table-cell office:value-type="float" office:value="530.112608618933" table:style-name="ce2">
            <text:p>530,1126086</text:p>
          </table:table-cell>
          <table:table-cell office:value-type="float" office:value="583.12386948082599" table:style-name="ce2">
            <text:p>583,1238695</text:p>
          </table:table-cell>
          <table:table-cell office:value-type="float" office:value="641.43625642890902" table:style-name="ce2">
            <text:p>641,4362564</text:p>
          </table:table-cell>
          <table:table-cell office:value-type="float" office:value="705.57988207179994" table:style-name="ce2">
            <text:p>705,5798821</text:p>
          </table:table-cell>
          <table:table-cell office:value-type="float" office:value="776.13787027898002" table:style-name="ce2">
            <text:p>776,1378703</text:p>
          </table:table-cell>
          <table:table-cell office:value-type="float" office:value="853.75165730687797" table:style-name="ce2">
            <text:p>853,7516573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Status Effect</text:p>
          </table:table-cell>
          <table:table-cell office:value-type="string" table:style-name="ce2">
            <text:p>Non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Low hp, low dm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Scorpion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HP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60" table:style-name="ce2">
            <text:p>60</text:p>
          </table:table-cell>
          <table:table-cell office:value-type="float" office:value="66" table:style-name="ce2">
            <text:p>66</text:p>
          </table:table-cell>
          <table:table-cell office:value-type="float" office:value="72.599999999999994" table:style-name="ce2">
            <text:p>72,6</text:p>
          </table:table-cell>
          <table:table-cell office:value-type="float" office:value="79.86" table:style-name="ce2">
            <text:p>79,86</text:p>
          </table:table-cell>
          <table:table-cell office:value-type="float" office:value="87.846000000000004" table:style-name="ce2">
            <text:p>87,846</text:p>
          </table:table-cell>
          <table:table-cell office:value-type="float" office:value="96.630600000000001" table:style-name="ce2">
            <text:p>96,6306</text:p>
          </table:table-cell>
          <table:table-cell office:value-type="float" office:value="106.29366" table:style-name="ce2">
            <text:p>106,29366</text:p>
          </table:table-cell>
          <table:table-cell office:value-type="float" office:value="116.92302599999999" table:style-name="ce2">
            <text:p>116,923026</text:p>
          </table:table-cell>
          <table:table-cell office:value-type="float" office:value="128.6153286" table:style-name="ce2">
            <text:p>128,6153286</text:p>
          </table:table-cell>
          <table:table-cell office:value-type="float" office:value="141.47686146000001" table:style-name="ce2">
            <text:p>141,4768615</text:p>
          </table:table-cell>
          <table:table-cell office:value-type="float" office:value="155.62454760599999" table:style-name="ce2">
            <text:p>155,6245476</text:p>
          </table:table-cell>
          <table:table-cell office:value-type="float" office:value="171.18700236660001" table:style-name="ce2">
            <text:p>171,1870024</text:p>
          </table:table-cell>
          <table:table-cell office:value-type="float" office:value="188.30570260325999" table:style-name="ce2">
            <text:p>188,3057026</text:p>
          </table:table-cell>
          <table:table-cell office:value-type="float" office:value="207.13627286358599" table:style-name="ce2">
            <text:p>207,1362729</text:p>
          </table:table-cell>
          <table:table-cell office:value-type="float" office:value="227.849900149945" table:style-name="ce2">
            <text:p>227,8499001</text:p>
          </table:table-cell>
          <table:table-cell office:value-type="float" office:value="250.63489016493901" table:style-name="ce2">
            <text:p>250,6348902</text:p>
          </table:table-cell>
          <table:table-cell office:value-type="float" office:value="275.69837918143298" table:style-name="ce2">
            <text:p>275,6983792</text:p>
          </table:table-cell>
          <table:table-cell office:value-type="float" office:value="303.26821709957699" table:style-name="ce2">
            <text:p>303,2682171</text:p>
          </table:table-cell>
          <table:table-cell office:value-type="float" office:value="333.595038809534" table:style-name="ce2">
            <text:p>333,5950388</text:p>
          </table:table-cell>
          <table:table-cell office:value-type="float" office:value="366.95454269048798" table:style-name="ce2">
            <text:p>366,9545427</text:p>
          </table:table-cell>
          <table:table-cell office:value-type="float" office:value="403.64999695953702" table:style-name="ce2">
            <text:p>403,649997</text:p>
          </table:table-cell>
          <table:table-cell office:value-type="float" office:value="444.01499665548999" table:style-name="ce2">
            <text:p>444,0149967</text:p>
          </table:table-cell>
          <table:table-cell office:value-type="float" office:value="488.41649632103901" table:style-name="ce2">
            <text:p>488,4164963</text:p>
          </table:table-cell>
          <table:table-cell office:value-type="float" office:value="537.25814595314296" table:style-name="ce2">
            <text:p>537,258146</text:p>
          </table:table-cell>
          <table:table-cell office:value-type="float" office:value="590.98396054845796" table:style-name="ce2">
            <text:p>590,9839605</text:p>
          </table:table-cell>
          <table:table-cell office:value-type="float" office:value="650.08235660330399" table:style-name="ce2">
            <text:p>650,0823566</text:p>
          </table:table-cell>
          <table:table-cell office:value-type="float" office:value="715.09059226363399" table:style-name="ce2">
            <text:p>715,0905923</text:p>
          </table:table-cell>
          <table:table-cell office:value-type="float" office:value="786.599651489998" table:style-name="ce2">
            <text:p>786,5996515</text:p>
          </table:table-cell>
          <table:table-cell office:value-type="float" office:value="865.25961663899704" table:style-name="ce2">
            <text:p>865,2596166</text:p>
          </table:table-cell>
          <table:table-cell office:value-type="float" office:value="951.78557830289697" table:style-name="ce2">
            <text:p>951,7855783</text:p>
          </table:table-cell>
          <table:table-cell office:value-type="float" office:value="1046.9641361331901" table:style-name="ce2">
            <text:p>1046,964136</text:p>
          </table:table-cell>
          <table:table-cell office:value-type="float" office:value="1151.66054974651" table:style-name="ce2">
            <text:p>1151,66055</text:p>
          </table:table-cell>
          <table:table-cell office:value-type="float" office:value="1266.82660472116" table:style-name="ce2">
            <text:p>1266,826605</text:p>
          </table:table-cell>
          <table:table-cell office:value-type="float" office:value="1393.50926519327" table:style-name="ce2">
            <text:p>1393,509265</text:p>
          </table:table-cell>
          <table:table-cell office:value-type="float" office:value="1532.8601917126" table:style-name="ce2">
            <text:p>1532,860192</text:p>
          </table:table-cell>
          <table:table-cell office:value-type="float" office:value="1686.14621088386" table:style-name="ce2">
            <text:p>1686,146211</text:p>
          </table:table-cell>
          <table:table-cell office:value-type="float" office:value="1854.7608319722499" table:style-name="ce2">
            <text:p>1854,760832</text:p>
          </table:table-cell>
          <table:table-cell office:value-type="float" office:value="2040.23691516947" table:style-name="ce2">
            <text:p>2040,236915</text:p>
          </table:table-cell>
          <table:table-cell office:value-type="float" office:value="2244.26060668642" table:style-name="ce2">
            <text:p>2244,260607</text:p>
          </table:table-cell>
          <table:table-cell office:value-type="float" office:value="2468.6866673550599" table:style-name="ce2">
            <text:p>2468,686667</text:p>
          </table:table-cell>
          <table:table-cell office:value-type="float" office:value="2715.5553340905699" table:style-name="ce2">
            <text:p>2715,555334</text:p>
          </table:table-cell>
          <table:table-cell office:value-type="float" office:value="2987.1108674996199" table:style-name="ce2">
            <text:p>2987,110867</text:p>
          </table:table-cell>
          <table:table-cell office:value-type="float" office:value="3285.8219542495799" table:style-name="ce2">
            <text:p>3285,821954</text:p>
          </table:table-cell>
          <table:table-cell office:value-type="float" office:value="3614.4041496745399" table:style-name="ce2">
            <text:p>3614,40415</text:p>
          </table:table-cell>
          <table:table-cell office:value-type="float" office:value="3975.844564642" table:style-name="ce2">
            <text:p>3975,844565</text:p>
          </table:table-cell>
          <table:table-cell office:value-type="float" office:value="4373.4290211061998" table:style-name="ce2">
            <text:p>4373,429021</text:p>
          </table:table-cell>
          <table:table-cell office:value-type="float" office:value="4810.7719232168201" table:style-name="ce2">
            <text:p>4810,771923</text:p>
          </table:table-cell>
          <table:table-cell office:value-type="float" office:value="5291.8491155385" table:style-name="ce2">
            <text:p>5291,849116</text:p>
          </table:table-cell>
          <table:table-cell office:value-type="float" office:value="5821.0340270923498" table:style-name="ce2">
            <text:p>5821,034027</text:p>
          </table:table-cell>
          <table:table-cell office:value-type="float" office:value="6403.1374298015899" table:style-name="ce2">
            <text:p>6403,13743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Damage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11" table:style-name="ce2">
            <text:p>11</text:p>
          </table:table-cell>
          <table:table-cell office:value-type="float" office:value="12.1" table:style-name="ce2">
            <text:p>12,1</text:p>
          </table:table-cell>
          <table:table-cell office:value-type="float" office:value="13.31" table:style-name="ce2">
            <text:p>13,31</text:p>
          </table:table-cell>
          <table:table-cell office:value-type="float" office:value="14.641" table:style-name="ce2">
            <text:p>14,641</text:p>
          </table:table-cell>
          <table:table-cell office:value-type="float" office:value="16.1051" table:style-name="ce2">
            <text:p>16,1051</text:p>
          </table:table-cell>
          <table:table-cell office:value-type="float" office:value="17.715610000000002" table:style-name="ce2">
            <text:p>17,71561</text:p>
          </table:table-cell>
          <table:table-cell office:value-type="float" office:value="19.487171" table:style-name="ce2">
            <text:p>19,487171</text:p>
          </table:table-cell>
          <table:table-cell office:value-type="float" office:value="21.4358881" table:style-name="ce2">
            <text:p>21,4358881</text:p>
          </table:table-cell>
          <table:table-cell office:value-type="float" office:value="23.57947691" table:style-name="ce2">
            <text:p>23,57947691</text:p>
          </table:table-cell>
          <table:table-cell office:value-type="float" office:value="25.937424601" table:style-name="ce2">
            <text:p>25,9374246</text:p>
          </table:table-cell>
          <table:table-cell office:value-type="float" office:value="28.5311670611" table:style-name="ce2">
            <text:p>28,53116706</text:p>
          </table:table-cell>
          <table:table-cell office:value-type="float" office:value="31.38428376721" table:style-name="ce2">
            <text:p>31,38428377</text:p>
          </table:table-cell>
          <table:table-cell office:value-type="float" office:value="34.522712143931003" table:style-name="ce2">
            <text:p>34,52271214</text:p>
          </table:table-cell>
          <table:table-cell office:value-type="float" office:value="37.974983358324103" table:style-name="ce2">
            <text:p>37,97498336</text:p>
          </table:table-cell>
          <table:table-cell office:value-type="float" office:value="41.772481694156603" table:style-name="ce2">
            <text:p>41,77248169</text:p>
          </table:table-cell>
          <table:table-cell office:value-type="float" office:value="45.949729863572202" table:style-name="ce2">
            <text:p>45,94972986</text:p>
          </table:table-cell>
          <table:table-cell office:value-type="float" office:value="50.544702849929401" table:style-name="ce2">
            <text:p>50,54470285</text:p>
          </table:table-cell>
          <table:table-cell office:value-type="float" office:value="55.599173134922403" table:style-name="ce2">
            <text:p>55,59917313</text:p>
          </table:table-cell>
          <table:table-cell office:value-type="float" office:value="61.159090448414602" table:style-name="ce2">
            <text:p>61,15909045</text:p>
          </table:table-cell>
          <table:table-cell office:value-type="float" office:value="67.274999493256104" table:style-name="ce2">
            <text:p>67,27499949</text:p>
          </table:table-cell>
          <table:table-cell office:value-type="float" office:value="74.002499442581694" table:style-name="ce2">
            <text:p>74,00249944</text:p>
          </table:table-cell>
          <table:table-cell office:value-type="float" office:value="81.402749386839901" table:style-name="ce2">
            <text:p>81,40274939</text:p>
          </table:table-cell>
          <table:table-cell office:value-type="float" office:value="89.543024325523902" table:style-name="ce2">
            <text:p>89,54302433</text:p>
          </table:table-cell>
          <table:table-cell office:value-type="float" office:value="98.497326758076298" table:style-name="ce2">
            <text:p>98,49732676</text:p>
          </table:table-cell>
          <table:table-cell office:value-type="float" office:value="108.347059433884" table:style-name="ce2">
            <text:p>108,3470594</text:p>
          </table:table-cell>
          <table:table-cell office:value-type="float" office:value="119.181765377272" table:style-name="ce2">
            <text:p>119,1817654</text:p>
          </table:table-cell>
          <table:table-cell office:value-type="float" office:value="131.09994191499999" table:style-name="ce2">
            <text:p>131,0999419</text:p>
          </table:table-cell>
          <table:table-cell office:value-type="float" office:value="144.20993610650001" table:style-name="ce2">
            <text:p>144,2099361</text:p>
          </table:table-cell>
          <table:table-cell office:value-type="float" office:value="158.63092971715" table:style-name="ce2">
            <text:p>158,6309297</text:p>
          </table:table-cell>
          <table:table-cell office:value-type="float" office:value="174.49402268886399" table:style-name="ce2">
            <text:p>174,4940227</text:p>
          </table:table-cell>
          <table:table-cell office:value-type="float" office:value="191.94342495775101" table:style-name="ce2">
            <text:p>191,943425</text:p>
          </table:table-cell>
          <table:table-cell office:value-type="float" office:value="211.13776745352601" table:style-name="ce2">
            <text:p>211,1377675</text:p>
          </table:table-cell>
          <table:table-cell office:value-type="float" office:value="232.251544198879" table:style-name="ce2">
            <text:p>232,2515442</text:p>
          </table:table-cell>
          <table:table-cell office:value-type="float" office:value="255.47669861876699" table:style-name="ce2">
            <text:p>255,4766986</text:p>
          </table:table-cell>
          <table:table-cell office:value-type="float" office:value="281.02436848064298" table:style-name="ce2">
            <text:p>281,0243685</text:p>
          </table:table-cell>
          <table:table-cell office:value-type="float" office:value="309.12680532870797" table:style-name="ce2">
            <text:p>309,1268053</text:p>
          </table:table-cell>
          <table:table-cell office:value-type="float" office:value="340.03948586157799" table:style-name="ce2">
            <text:p>340,0394859</text:p>
          </table:table-cell>
          <table:table-cell office:value-type="float" office:value="374.04343444773599" table:style-name="ce2">
            <text:p>374,0434344</text:p>
          </table:table-cell>
          <table:table-cell office:value-type="float" office:value="411.44777789250998" table:style-name="ce2">
            <text:p>411,4477779</text:p>
          </table:table-cell>
          <table:table-cell office:value-type="float" office:value="452.59255568176098" table:style-name="ce2">
            <text:p>452,5925557</text:p>
          </table:table-cell>
          <table:table-cell office:value-type="float" office:value="497.85181124993699" table:style-name="ce2">
            <text:p>497,8518112</text:p>
          </table:table-cell>
          <table:table-cell office:value-type="float" office:value="547.63699237493097" table:style-name="ce2">
            <text:p>547,6369924</text:p>
          </table:table-cell>
          <table:table-cell office:value-type="float" office:value="602.400691612424" table:style-name="ce2">
            <text:p>602,4006916</text:p>
          </table:table-cell>
          <table:table-cell office:value-type="float" office:value="662.64076077366599" table:style-name="ce2">
            <text:p>662,6407608</text:p>
          </table:table-cell>
          <table:table-cell office:value-type="float" office:value="728.904836851033" table:style-name="ce2">
            <text:p>728,9048369</text:p>
          </table:table-cell>
          <table:table-cell office:value-type="float" office:value="801.79532053613696" table:style-name="ce2">
            <text:p>801,7953205</text:p>
          </table:table-cell>
          <table:table-cell office:value-type="float" office:value="881.97485258974996" table:style-name="ce2">
            <text:p>881,9748526</text:p>
          </table:table-cell>
          <table:table-cell office:value-type="float" office:value="970.17233784872496" table:style-name="ce2">
            <text:p>970,1723378</text:p>
          </table:table-cell>
          <table:table-cell office:value-type="float" office:value="1067.1895716336001" table:style-name="ce2">
            <text:p>1067,189572</text:p>
          </table:table-cell>
          <table:table-cell office:value-type="float" office:value="1173.9085287969599" table:style-name="ce2">
            <text:p>1173,908529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Status Effect</text:p>
          </table:table-cell>
          <table:table-cell office:value-type="string" table:style-name="ce2">
            <text:p>Pois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Med hp, med dm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Molten Rock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HP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80" table:style-name="ce2">
            <text:p>80</text:p>
          </table:table-cell>
          <table:table-cell office:value-type="float" office:value="88" table:style-name="ce2">
            <text:p>88</text:p>
          </table:table-cell>
          <table:table-cell office:value-type="float" office:value="96.8" table:style-name="ce2">
            <text:p>96,8</text:p>
          </table:table-cell>
          <table:table-cell office:value-type="float" office:value="106.48" table:style-name="ce2">
            <text:p>106,48</text:p>
          </table:table-cell>
          <table:table-cell office:value-type="float" office:value="117.128" table:style-name="ce2">
            <text:p>117,128</text:p>
          </table:table-cell>
          <table:table-cell office:value-type="float" office:value="128.8408" table:style-name="ce2">
            <text:p>128,8408</text:p>
          </table:table-cell>
          <table:table-cell office:value-type="float" office:value="141.72488000000001" table:style-name="ce2">
            <text:p>141,72488</text:p>
          </table:table-cell>
          <table:table-cell office:value-type="float" office:value="155.897368" table:style-name="ce2">
            <text:p>155,897368</text:p>
          </table:table-cell>
          <table:table-cell office:value-type="float" office:value="171.4871048" table:style-name="ce2">
            <text:p>171,4871048</text:p>
          </table:table-cell>
          <table:table-cell office:value-type="float" office:value="188.63581528" table:style-name="ce2">
            <text:p>188,6358153</text:p>
          </table:table-cell>
          <table:table-cell office:value-type="float" office:value="207.499396808" table:style-name="ce2">
            <text:p>207,4993968</text:p>
          </table:table-cell>
          <table:table-cell office:value-type="float" office:value="228.2493364888" table:style-name="ce2">
            <text:p>228,2493365</text:p>
          </table:table-cell>
          <table:table-cell office:value-type="float" office:value="251.07427013768" table:style-name="ce2">
            <text:p>251,0742701</text:p>
          </table:table-cell>
          <table:table-cell office:value-type="float" office:value="276.18169715144802" table:style-name="ce2">
            <text:p>276,1816972</text:p>
          </table:table-cell>
          <table:table-cell office:value-type="float" office:value="303.79986686659299" table:style-name="ce2">
            <text:p>303,7998669</text:p>
          </table:table-cell>
          <table:table-cell office:value-type="float" office:value="334.17985355325197" table:style-name="ce2">
            <text:p>334,1798536</text:p>
          </table:table-cell>
          <table:table-cell office:value-type="float" office:value="367.59783890857801" table:style-name="ce2">
            <text:p>367,5978389</text:p>
          </table:table-cell>
          <table:table-cell office:value-type="float" office:value="404.357622799436" table:style-name="ce2">
            <text:p>404,3576228</text:p>
          </table:table-cell>
          <table:table-cell office:value-type="float" office:value="444.79338507937899" table:style-name="ce2">
            <text:p>444,7933851</text:p>
          </table:table-cell>
          <table:table-cell office:value-type="float" office:value="489.27272358731699" table:style-name="ce2">
            <text:p>489,2727236</text:p>
          </table:table-cell>
          <table:table-cell office:value-type="float" office:value="538.19999594604894" table:style-name="ce2">
            <text:p>538,1999959</text:p>
          </table:table-cell>
          <table:table-cell office:value-type="float" office:value="592.01999554065401" table:style-name="ce2">
            <text:p>592,0199955</text:p>
          </table:table-cell>
          <table:table-cell office:value-type="float" office:value="651.22199509471898" table:style-name="ce2">
            <text:p>651,2219951</text:p>
          </table:table-cell>
          <table:table-cell office:value-type="float" office:value="716.34419460419099" table:style-name="ce2">
            <text:p>716,3441946</text:p>
          </table:table-cell>
          <table:table-cell office:value-type="float" office:value="787.97861406461004" table:style-name="ce2">
            <text:p>787,9786141</text:p>
          </table:table-cell>
          <table:table-cell office:value-type="float" office:value="866.77647547107199" table:style-name="ce2">
            <text:p>866,7764755</text:p>
          </table:table-cell>
          <table:table-cell office:value-type="float" office:value="953.45412301817896" table:style-name="ce2">
            <text:p>953,454123</text:p>
          </table:table-cell>
          <table:table-cell office:value-type="float" office:value="1048.7995353199999" table:style-name="ce2">
            <text:p>1048,799535</text:p>
          </table:table-cell>
          <table:table-cell office:value-type="float" office:value="1153.6794888520001" table:style-name="ce2">
            <text:p>1153,679489</text:p>
          </table:table-cell>
          <table:table-cell office:value-type="float" office:value="1269.0474377372" table:style-name="ce2">
            <text:p>1269,047438</text:p>
          </table:table-cell>
          <table:table-cell office:value-type="float" office:value="1395.9521815109199" table:style-name="ce2">
            <text:p>1395,952182</text:p>
          </table:table-cell>
          <table:table-cell office:value-type="float" office:value="1535.5473996620101" table:style-name="ce2">
            <text:p>1535,5474</text:p>
          </table:table-cell>
          <table:table-cell office:value-type="float" office:value="1689.1021396282099" table:style-name="ce2">
            <text:p>1689,10214</text:p>
          </table:table-cell>
          <table:table-cell office:value-type="float" office:value="1858.01235359103" table:style-name="ce2">
            <text:p>1858,012354</text:p>
          </table:table-cell>
          <table:table-cell office:value-type="float" office:value="2043.81358895013" table:style-name="ce2">
            <text:p>2043,813589</text:p>
          </table:table-cell>
          <table:table-cell office:value-type="float" office:value="2248.1949478451502" table:style-name="ce2">
            <text:p>2248,194948</text:p>
          </table:table-cell>
          <table:table-cell office:value-type="float" office:value="2473.0144426296602" table:style-name="ce2">
            <text:p>2473,014443</text:p>
          </table:table-cell>
          <table:table-cell office:value-type="float" office:value="2720.3158868926298" table:style-name="ce2">
            <text:p>2720,315887</text:p>
          </table:table-cell>
          <table:table-cell office:value-type="float" office:value="2992.3474755818902" table:style-name="ce2">
            <text:p>2992,347476</text:p>
          </table:table-cell>
          <table:table-cell office:value-type="float" office:value="3291.5822231400798" table:style-name="ce2">
            <text:p>3291,582223</text:p>
          </table:table-cell>
          <table:table-cell office:value-type="float" office:value="3620.7404454540901" table:style-name="ce2">
            <text:p>3620,740445</text:p>
          </table:table-cell>
          <table:table-cell office:value-type="float" office:value="3982.8144899995" table:style-name="ce2">
            <text:p>3982,81449</text:p>
          </table:table-cell>
          <table:table-cell office:value-type="float" office:value="4381.0959389994496" table:style-name="ce2">
            <text:p>4381,095939</text:p>
          </table:table-cell>
          <table:table-cell office:value-type="float" office:value="4819.2055328993902" table:style-name="ce2">
            <text:p>4819,205533</text:p>
          </table:table-cell>
          <table:table-cell office:value-type="float" office:value="5301.1260861893297" table:style-name="ce2">
            <text:p>5301,126086</text:p>
          </table:table-cell>
          <table:table-cell office:value-type="float" office:value="5831.2386948082703" table:style-name="ce2">
            <text:p>5831,238695</text:p>
          </table:table-cell>
          <table:table-cell office:value-type="float" office:value="6414.3625642890902" table:style-name="ce2">
            <text:p>6414,362564</text:p>
          </table:table-cell>
          <table:table-cell office:value-type="float" office:value="7055.7988207179997" table:style-name="ce2">
            <text:p>7055,798821</text:p>
          </table:table-cell>
          <table:table-cell office:value-type="float" office:value="7761.3787027897997" table:style-name="ce2">
            <text:p>7761,378703</text:p>
          </table:table-cell>
          <table:table-cell office:value-type="float" office:value="8537.5165730687804" table:style-name="ce2">
            <text:p>8537,516573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Damage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.1" table:style-name="ce2">
            <text:p>12,1</text:p>
          </table:table-cell>
          <table:table-cell office:value-type="float" office:value="13.31" table:style-name="ce2">
            <text:p>13,31</text:p>
          </table:table-cell>
          <table:table-cell office:value-type="float" office:value="14.641" table:style-name="ce2">
            <text:p>14,641</text:p>
          </table:table-cell>
          <table:table-cell office:value-type="float" office:value="16.1051" table:style-name="ce2">
            <text:p>16,1051</text:p>
          </table:table-cell>
          <table:table-cell office:value-type="float" office:value="17.715610000000002" table:style-name="ce2">
            <text:p>17,71561</text:p>
          </table:table-cell>
          <table:table-cell office:value-type="float" office:value="19.487171" table:style-name="ce2">
            <text:p>19,487171</text:p>
          </table:table-cell>
          <table:table-cell office:value-type="float" office:value="21.4358881" table:style-name="ce2">
            <text:p>21,4358881</text:p>
          </table:table-cell>
          <table:table-cell office:value-type="float" office:value="23.57947691" table:style-name="ce2">
            <text:p>23,57947691</text:p>
          </table:table-cell>
          <table:table-cell office:value-type="float" office:value="25.937424601" table:style-name="ce2">
            <text:p>25,9374246</text:p>
          </table:table-cell>
          <table:table-cell office:value-type="float" office:value="28.5311670611" table:style-name="ce2">
            <text:p>28,53116706</text:p>
          </table:table-cell>
          <table:table-cell office:value-type="float" office:value="31.38428376721" table:style-name="ce2">
            <text:p>31,38428377</text:p>
          </table:table-cell>
          <table:table-cell office:value-type="float" office:value="34.522712143931003" table:style-name="ce2">
            <text:p>34,52271214</text:p>
          </table:table-cell>
          <table:table-cell office:value-type="float" office:value="37.974983358324103" table:style-name="ce2">
            <text:p>37,97498336</text:p>
          </table:table-cell>
          <table:table-cell office:value-type="float" office:value="41.772481694156603" table:style-name="ce2">
            <text:p>41,77248169</text:p>
          </table:table-cell>
          <table:table-cell office:value-type="float" office:value="45.949729863572202" table:style-name="ce2">
            <text:p>45,94972986</text:p>
          </table:table-cell>
          <table:table-cell office:value-type="float" office:value="50.544702849929401" table:style-name="ce2">
            <text:p>50,54470285</text:p>
          </table:table-cell>
          <table:table-cell office:value-type="float" office:value="55.599173134922403" table:style-name="ce2">
            <text:p>55,59917313</text:p>
          </table:table-cell>
          <table:table-cell office:value-type="float" office:value="61.159090448414602" table:style-name="ce2">
            <text:p>61,15909045</text:p>
          </table:table-cell>
          <table:table-cell office:value-type="float" office:value="67.274999493256104" table:style-name="ce2">
            <text:p>67,27499949</text:p>
          </table:table-cell>
          <table:table-cell office:value-type="float" office:value="74.002499442581694" table:style-name="ce2">
            <text:p>74,00249944</text:p>
          </table:table-cell>
          <table:table-cell office:value-type="float" office:value="81.402749386839901" table:style-name="ce2">
            <text:p>81,40274939</text:p>
          </table:table-cell>
          <table:table-cell office:value-type="float" office:value="89.543024325523902" table:style-name="ce2">
            <text:p>89,54302433</text:p>
          </table:table-cell>
          <table:table-cell office:value-type="float" office:value="98.497326758076298" table:style-name="ce2">
            <text:p>98,49732676</text:p>
          </table:table-cell>
          <table:table-cell office:value-type="float" office:value="108.347059433884" table:style-name="ce2">
            <text:p>108,3470594</text:p>
          </table:table-cell>
          <table:table-cell office:value-type="float" office:value="119.181765377272" table:style-name="ce2">
            <text:p>119,1817654</text:p>
          </table:table-cell>
          <table:table-cell office:value-type="float" office:value="131.09994191499999" table:style-name="ce2">
            <text:p>131,0999419</text:p>
          </table:table-cell>
          <table:table-cell office:value-type="float" office:value="144.20993610650001" table:style-name="ce2">
            <text:p>144,2099361</text:p>
          </table:table-cell>
          <table:table-cell office:value-type="float" office:value="158.63092971715" table:style-name="ce2">
            <text:p>158,6309297</text:p>
          </table:table-cell>
          <table:table-cell office:value-type="float" office:value="174.49402268886399" table:style-name="ce2">
            <text:p>174,4940227</text:p>
          </table:table-cell>
          <table:table-cell office:value-type="float" office:value="191.94342495775101" table:style-name="ce2">
            <text:p>191,943425</text:p>
          </table:table-cell>
          <table:table-cell office:value-type="float" office:value="211.13776745352601" table:style-name="ce2">
            <text:p>211,1377675</text:p>
          </table:table-cell>
          <table:table-cell office:value-type="float" office:value="232.251544198879" table:style-name="ce2">
            <text:p>232,2515442</text:p>
          </table:table-cell>
          <table:table-cell office:value-type="float" office:value="255.47669861876699" table:style-name="ce2">
            <text:p>255,4766986</text:p>
          </table:table-cell>
          <table:table-cell office:value-type="float" office:value="281.02436848064298" table:style-name="ce2">
            <text:p>281,0243685</text:p>
          </table:table-cell>
          <table:table-cell office:value-type="float" office:value="309.12680532870797" table:style-name="ce2">
            <text:p>309,1268053</text:p>
          </table:table-cell>
          <table:table-cell office:value-type="float" office:value="340.03948586157799" table:style-name="ce2">
            <text:p>340,0394859</text:p>
          </table:table-cell>
          <table:table-cell office:value-type="float" office:value="374.04343444773599" table:style-name="ce2">
            <text:p>374,0434344</text:p>
          </table:table-cell>
          <table:table-cell office:value-type="float" office:value="411.44777789250998" table:style-name="ce2">
            <text:p>411,4477779</text:p>
          </table:table-cell>
          <table:table-cell office:value-type="float" office:value="452.59255568176098" table:style-name="ce2">
            <text:p>452,5925557</text:p>
          </table:table-cell>
          <table:table-cell office:value-type="float" office:value="497.85181124993699" table:style-name="ce2">
            <text:p>497,8518112</text:p>
          </table:table-cell>
          <table:table-cell office:value-type="float" office:value="547.63699237493097" table:style-name="ce2">
            <text:p>547,6369924</text:p>
          </table:table-cell>
          <table:table-cell office:value-type="float" office:value="602.400691612424" table:style-name="ce2">
            <text:p>602,4006916</text:p>
          </table:table-cell>
          <table:table-cell office:value-type="float" office:value="662.64076077366599" table:style-name="ce2">
            <text:p>662,6407608</text:p>
          </table:table-cell>
          <table:table-cell office:value-type="float" office:value="728.904836851033" table:style-name="ce2">
            <text:p>728,9048369</text:p>
          </table:table-cell>
          <table:table-cell office:value-type="float" office:value="801.79532053613696" table:style-name="ce2">
            <text:p>801,7953205</text:p>
          </table:table-cell>
          <table:table-cell office:value-type="float" office:value="881.97485258974996" table:style-name="ce2">
            <text:p>881,9748526</text:p>
          </table:table-cell>
          <table:table-cell office:value-type="float" office:value="970.17233784872496" table:style-name="ce2">
            <text:p>970,1723378</text:p>
          </table:table-cell>
          <table:table-cell office:value-type="float" office:value="1067.1895716336001" table:style-name="ce2">
            <text:p>1067,189572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Status Effect</text:p>
          </table:table-cell>
          <table:table-cell office:value-type="string" table:style-name="ce2">
            <text:p>Bur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High hp, med dm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Cyclop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HP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65" table:style-name="ce2">
            <text:p>65</text:p>
          </table:table-cell>
          <table:table-cell office:value-type="float" office:value="71.5" table:style-name="ce2">
            <text:p>71,5</text:p>
          </table:table-cell>
          <table:table-cell office:value-type="float" office:value="78.650000000000006" table:style-name="ce2">
            <text:p>78,65</text:p>
          </table:table-cell>
          <table:table-cell office:value-type="float" office:value="86.515000000000001" table:style-name="ce2">
            <text:p>86,515</text:p>
          </table:table-cell>
          <table:table-cell office:value-type="float" office:value="95.166499999999999" table:style-name="ce2">
            <text:p>95,1665</text:p>
          </table:table-cell>
          <table:table-cell office:value-type="float" office:value="104.68315" table:style-name="ce2">
            <text:p>104,68315</text:p>
          </table:table-cell>
          <table:table-cell office:value-type="float" office:value="115.151465" table:style-name="ce2">
            <text:p>115,151465</text:p>
          </table:table-cell>
          <table:table-cell office:value-type="float" office:value="126.6666115" table:style-name="ce2">
            <text:p>126,6666115</text:p>
          </table:table-cell>
          <table:table-cell office:value-type="float" office:value="139.33327265" table:style-name="ce2">
            <text:p>139,3332727</text:p>
          </table:table-cell>
          <table:table-cell office:value-type="float" office:value="153.266599915" table:style-name="ce2">
            <text:p>153,2665999</text:p>
          </table:table-cell>
          <table:table-cell office:value-type="float" office:value="168.59325990650001" table:style-name="ce2">
            <text:p>168,5932599</text:p>
          </table:table-cell>
          <table:table-cell office:value-type="float" office:value="185.45258589714999" table:style-name="ce2">
            <text:p>185,4525859</text:p>
          </table:table-cell>
          <table:table-cell office:value-type="float" office:value="203.99784448686501" table:style-name="ce2">
            <text:p>203,9978445</text:p>
          </table:table-cell>
          <table:table-cell office:value-type="float" office:value="224.39762893555201" table:style-name="ce2">
            <text:p>224,3976289</text:p>
          </table:table-cell>
          <table:table-cell office:value-type="float" office:value="246.83739182910699" table:style-name="ce2">
            <text:p>246,8373918</text:p>
          </table:table-cell>
          <table:table-cell office:value-type="float" office:value="271.52113101201797" table:style-name="ce2">
            <text:p>271,521131</text:p>
          </table:table-cell>
          <table:table-cell office:value-type="float" office:value="298.67324411321903" table:style-name="ce2">
            <text:p>298,6732441</text:p>
          </table:table-cell>
          <table:table-cell office:value-type="float" office:value="328.54056852454102" table:style-name="ce2">
            <text:p>328,5405685</text:p>
          </table:table-cell>
          <table:table-cell office:value-type="float" office:value="361.39462537699598" table:style-name="ce2">
            <text:p>361,3946254</text:p>
          </table:table-cell>
          <table:table-cell office:value-type="float" office:value="397.53408791469502" table:style-name="ce2">
            <text:p>397,5340879</text:p>
          </table:table-cell>
          <table:table-cell office:value-type="float" office:value="437.28749670616497" table:style-name="ce2">
            <text:p>437,2874967</text:p>
          </table:table-cell>
          <table:table-cell office:value-type="float" office:value="481.016246376781" table:style-name="ce2">
            <text:p>481,0162464</text:p>
          </table:table-cell>
          <table:table-cell office:value-type="float" office:value="529.11787101445998" table:style-name="ce2">
            <text:p>529,117871</text:p>
          </table:table-cell>
          <table:table-cell office:value-type="float" office:value="582.02965811590605" table:style-name="ce2">
            <text:p>582,0296581</text:p>
          </table:table-cell>
          <table:table-cell office:value-type="float" office:value="640.23262392749598" table:style-name="ce2">
            <text:p>640,2326239</text:p>
          </table:table-cell>
          <table:table-cell office:value-type="float" office:value="704.25588632024596" table:style-name="ce2">
            <text:p>704,2558863</text:p>
          </table:table-cell>
          <table:table-cell office:value-type="float" office:value="774.68147495227004" table:style-name="ce2">
            <text:p>774,681475</text:p>
          </table:table-cell>
          <table:table-cell office:value-type="float" office:value="852.14962244749699" table:style-name="ce2">
            <text:p>852,1496224</text:p>
          </table:table-cell>
          <table:table-cell office:value-type="float" office:value="937.36458469224704" table:style-name="ce2">
            <text:p>937,3645847</text:p>
          </table:table-cell>
          <table:table-cell office:value-type="float" office:value="1031.10104316147" table:style-name="ce2">
            <text:p>1031,101043</text:p>
          </table:table-cell>
          <table:table-cell office:value-type="float" office:value="1134.21114747762" table:style-name="ce2">
            <text:p>1134,211147</text:p>
          </table:table-cell>
          <table:table-cell office:value-type="float" office:value="1247.6322622253799" table:style-name="ce2">
            <text:p>1247,632262</text:p>
          </table:table-cell>
          <table:table-cell office:value-type="float" office:value="1372.3954884479199" table:style-name="ce2">
            <text:p>1372,395488</text:p>
          </table:table-cell>
          <table:table-cell office:value-type="float" office:value="1509.63503729271" table:style-name="ce2">
            <text:p>1509,635037</text:p>
          </table:table-cell>
          <table:table-cell office:value-type="float" office:value="1660.5985410219801" table:style-name="ce2">
            <text:p>1660,598541</text:p>
          </table:table-cell>
          <table:table-cell office:value-type="float" office:value="1826.6583951241801" table:style-name="ce2">
            <text:p>1826,658395</text:p>
          </table:table-cell>
          <table:table-cell office:value-type="float" office:value="2009.3242346366001" table:style-name="ce2">
            <text:p>2009,324235</text:p>
          </table:table-cell>
          <table:table-cell office:value-type="float" office:value="2210.2566581002602" table:style-name="ce2">
            <text:p>2210,256658</text:p>
          </table:table-cell>
          <table:table-cell office:value-type="float" office:value="2431.28232391029" table:style-name="ce2">
            <text:p>2431,282324</text:p>
          </table:table-cell>
          <table:table-cell office:value-type="float" office:value="2674.41055630131" table:style-name="ce2">
            <text:p>2674,410556</text:p>
          </table:table-cell>
          <table:table-cell office:value-type="float" office:value="2941.85161193145" table:style-name="ce2">
            <text:p>2941,851612</text:p>
          </table:table-cell>
          <table:table-cell office:value-type="float" office:value="3236.0367731245901" table:style-name="ce2">
            <text:p>3236,036773</text:p>
          </table:table-cell>
          <table:table-cell office:value-type="float" office:value="3559.6404504370498" table:style-name="ce2">
            <text:p>3559,64045</text:p>
          </table:table-cell>
          <table:table-cell office:value-type="float" office:value="3915.6044954807599" table:style-name="ce2">
            <text:p>3915,604495</text:p>
          </table:table-cell>
          <table:table-cell office:value-type="float" office:value="4307.1649450288296" table:style-name="ce2">
            <text:p>4307,164945</text:p>
          </table:table-cell>
          <table:table-cell office:value-type="float" office:value="4737.8814395317204" table:style-name="ce2">
            <text:p>4737,88144</text:p>
          </table:table-cell>
          <table:table-cell office:value-type="float" office:value="5211.6695834848897" table:style-name="ce2">
            <text:p>5211,669583</text:p>
          </table:table-cell>
          <table:table-cell office:value-type="float" office:value="5732.8365418333797" table:style-name="ce2">
            <text:p>5732,836542</text:p>
          </table:table-cell>
          <table:table-cell office:value-type="float" office:value="6306.12019601672" table:style-name="ce2">
            <text:p>6306,120196</text:p>
          </table:table-cell>
          <table:table-cell office:value-type="float" office:value="6936.73221561839" table:style-name="ce2">
            <text:p>6936,732216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Damage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17" table:style-name="ce2">
            <text:p>17</text:p>
          </table:table-cell>
          <table:table-cell office:value-type="float" office:value="18.7" table:style-name="ce2">
            <text:p>18,7</text:p>
          </table:table-cell>
          <table:table-cell office:value-type="float" office:value="20.57" table:style-name="ce2">
            <text:p>20,57</text:p>
          </table:table-cell>
          <table:table-cell office:value-type="float" office:value="22.626999999999999" table:style-name="ce2">
            <text:p>22,627</text:p>
          </table:table-cell>
          <table:table-cell office:value-type="float" office:value="24.889700000000001" table:style-name="ce2">
            <text:p>24,8897</text:p>
          </table:table-cell>
          <table:table-cell office:value-type="float" office:value="27.37867" table:style-name="ce2">
            <text:p>27,37867</text:p>
          </table:table-cell>
          <table:table-cell office:value-type="float" office:value="30.116537000000001" table:style-name="ce2">
            <text:p>30,116537</text:p>
          </table:table-cell>
          <table:table-cell office:value-type="float" office:value="33.128190699999998" table:style-name="ce2">
            <text:p>33,1281907</text:p>
          </table:table-cell>
          <table:table-cell office:value-type="float" office:value="36.441009770000001" table:style-name="ce2">
            <text:p>36,44100977</text:p>
          </table:table-cell>
          <table:table-cell office:value-type="float" office:value="40.085110747000002" table:style-name="ce2">
            <text:p>40,08511075</text:p>
          </table:table-cell>
          <table:table-cell office:value-type="float" office:value="44.093621821699998" table:style-name="ce2">
            <text:p>44,09362182</text:p>
          </table:table-cell>
          <table:table-cell office:value-type="float" office:value="48.502984003870097" table:style-name="ce2">
            <text:p>48,502984</text:p>
          </table:table-cell>
          <table:table-cell office:value-type="float" office:value="53.353282404257101" table:style-name="ce2">
            <text:p>53,3532824</text:p>
          </table:table-cell>
          <table:table-cell office:value-type="float" office:value="58.688610644682797" table:style-name="ce2">
            <text:p>58,68861064</text:p>
          </table:table-cell>
          <table:table-cell office:value-type="float" office:value="64.557471709151102" table:style-name="ce2">
            <text:p>64,55747171</text:p>
          </table:table-cell>
          <table:table-cell office:value-type="float" office:value="71.013218880066205" table:style-name="ce2">
            <text:p>71,01321888</text:p>
          </table:table-cell>
          <table:table-cell office:value-type="float" office:value="78.1145407680728" table:style-name="ce2">
            <text:p>78,11454077</text:p>
          </table:table-cell>
          <table:table-cell office:value-type="float" office:value="85.925994844880094" table:style-name="ce2">
            <text:p>85,92599484</text:p>
          </table:table-cell>
          <table:table-cell office:value-type="float" office:value="94.518594329368099" table:style-name="ce2">
            <text:p>94,51859433</text:p>
          </table:table-cell>
          <table:table-cell office:value-type="float" office:value="103.970453762305" table:style-name="ce2">
            <text:p>103,9704538</text:p>
          </table:table-cell>
          <table:table-cell office:value-type="float" office:value="114.367499138535" table:style-name="ce2">
            <text:p>114,3674991</text:p>
          </table:table-cell>
          <table:table-cell office:value-type="float" office:value="125.804249052389" table:style-name="ce2">
            <text:p>125,8042491</text:p>
          </table:table-cell>
          <table:table-cell office:value-type="float" office:value="138.384673957628" table:style-name="ce2">
            <text:p>138,384674</text:p>
          </table:table-cell>
          <table:table-cell office:value-type="float" office:value="152.22314135339099" table:style-name="ce2">
            <text:p>152,2231414</text:p>
          </table:table-cell>
          <table:table-cell office:value-type="float" office:value="167.44545548873" table:style-name="ce2">
            <text:p>167,4454555</text:p>
          </table:table-cell>
          <table:table-cell office:value-type="float" office:value="184.190001037603" table:style-name="ce2">
            <text:p>184,190001</text:p>
          </table:table-cell>
          <table:table-cell office:value-type="float" office:value="202.609001141363" table:style-name="ce2">
            <text:p>202,6090011</text:p>
          </table:table-cell>
          <table:table-cell office:value-type="float" office:value="222.869901255499" table:style-name="ce2">
            <text:p>222,8699013</text:p>
          </table:table-cell>
          <table:table-cell office:value-type="float" office:value="245.15689138104901" table:style-name="ce2">
            <text:p>245,1568914</text:p>
          </table:table-cell>
          <table:table-cell office:value-type="float" office:value="269.672580519154" table:style-name="ce2">
            <text:p>269,6725805</text:p>
          </table:table-cell>
          <table:table-cell office:value-type="float" office:value="296.63983857107002" table:style-name="ce2">
            <text:p>296,6398386</text:p>
          </table:table-cell>
          <table:table-cell office:value-type="float" office:value="326.303822428177" table:style-name="ce2">
            <text:p>326,3038224</text:p>
          </table:table-cell>
          <table:table-cell office:value-type="float" office:value="358.93420467099401" table:style-name="ce2">
            <text:p>358,9342047</text:p>
          </table:table-cell>
          <table:table-cell office:value-type="float" office:value="394.82762513809399" table:style-name="ce2">
            <text:p>394,8276251</text:p>
          </table:table-cell>
          <table:table-cell office:value-type="float" office:value="434.310387651903" table:style-name="ce2">
            <text:p>434,3103877</text:p>
          </table:table-cell>
          <table:table-cell office:value-type="float" office:value="477.74142641709398" table:style-name="ce2">
            <text:p>477,7414264</text:p>
          </table:table-cell>
          <table:table-cell office:value-type="float" office:value="525.51556905880295" table:style-name="ce2">
            <text:p>525,5155691</text:p>
          </table:table-cell>
          <table:table-cell office:value-type="float" office:value="578.06712596468299" table:style-name="ce2">
            <text:p>578,067126</text:p>
          </table:table-cell>
          <table:table-cell office:value-type="float" office:value="635.87383856115196" table:style-name="ce2">
            <text:p>635,8738386</text:p>
          </table:table-cell>
          <table:table-cell office:value-type="float" office:value="699.46122241726698" table:style-name="ce2">
            <text:p>699,4612224</text:p>
          </table:table-cell>
          <table:table-cell office:value-type="float" office:value="769.40734465899402" table:style-name="ce2">
            <text:p>769,4073447</text:p>
          </table:table-cell>
          <table:table-cell office:value-type="float" office:value="846.34807912489305" table:style-name="ce2">
            <text:p>846,3480791</text:p>
          </table:table-cell>
          <table:table-cell office:value-type="float" office:value="930.98288703738297" table:style-name="ce2">
            <text:p>930,982887</text:p>
          </table:table-cell>
          <table:table-cell office:value-type="float" office:value="1024.08117574112" table:style-name="ce2">
            <text:p>1024,081176</text:p>
          </table:table-cell>
          <table:table-cell office:value-type="float" office:value="1126.48929331523" table:style-name="ce2">
            <text:p>1126,489293</text:p>
          </table:table-cell>
          <table:table-cell office:value-type="float" office:value="1239.1382226467599" table:style-name="ce2">
            <text:p>1239,138223</text:p>
          </table:table-cell>
          <table:table-cell office:value-type="float" office:value="1363.0520449114299" table:style-name="ce2">
            <text:p>1363,052045</text:p>
          </table:table-cell>
          <table:table-cell office:value-type="float" office:value="1499.35724940258" table:style-name="ce2">
            <text:p>1499,357249</text:p>
          </table:table-cell>
          <table:table-cell office:value-type="float" office:value="1649.2929743428299" table:style-name="ce2">
            <text:p>1649,292974</text:p>
          </table:table-cell>
          <table:table-cell office:value-type="float" office:value="1814.2222717771201" table:style-name="ce2">
            <text:p>1814,222272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Status Effect</text:p>
          </table:table-cell>
          <table:table-cell office:value-type="string" table:style-name="ce2">
            <text:p>Non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Med hp, High dm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Tree Guardian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HP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100" table:style-name="ce2">
            <text:p>100</text:p>
          </table:table-cell>
          <table:table-cell office:value-type="float" office:value="110" table:style-name="ce2">
            <text:p>110</text:p>
          </table:table-cell>
          <table:table-cell office:value-type="float" office:value="121" table:style-name="ce2">
            <text:p>121</text:p>
          </table:table-cell>
          <table:table-cell office:value-type="float" office:value="133.1" table:style-name="ce2">
            <text:p>133,1</text:p>
          </table:table-cell>
          <table:table-cell office:value-type="float" office:value="146.41" table:style-name="ce2">
            <text:p>146,41</text:p>
          </table:table-cell>
          <table:table-cell office:value-type="float" office:value="161.05099999999999" table:style-name="ce2">
            <text:p>161,051</text:p>
          </table:table-cell>
          <table:table-cell office:value-type="float" office:value="177.15610000000001" table:style-name="ce2">
            <text:p>177,1561</text:p>
          </table:table-cell>
          <table:table-cell office:value-type="float" office:value="194.87171000000001" table:style-name="ce2">
            <text:p>194,87171</text:p>
          </table:table-cell>
          <table:table-cell office:value-type="float" office:value="214.358881" table:style-name="ce2">
            <text:p>214,358881</text:p>
          </table:table-cell>
          <table:table-cell office:value-type="float" office:value="235.7947691" table:style-name="ce2">
            <text:p>235,7947691</text:p>
          </table:table-cell>
          <table:table-cell office:value-type="float" office:value="259.37424600999998" table:style-name="ce2">
            <text:p>259,374246</text:p>
          </table:table-cell>
          <table:table-cell office:value-type="float" office:value="285.31167061100001" table:style-name="ce2">
            <text:p>285,3116706</text:p>
          </table:table-cell>
          <table:table-cell office:value-type="float" office:value="313.84283767210002" table:style-name="ce2">
            <text:p>313,8428377</text:p>
          </table:table-cell>
          <table:table-cell office:value-type="float" office:value="345.22712143931" table:style-name="ce2">
            <text:p>345,2271214</text:p>
          </table:table-cell>
          <table:table-cell office:value-type="float" office:value="379.74983358324101" table:style-name="ce2">
            <text:p>379,7498336</text:p>
          </table:table-cell>
          <table:table-cell office:value-type="float" office:value="417.72481694156602" table:style-name="ce2">
            <text:p>417,7248169</text:p>
          </table:table-cell>
          <table:table-cell office:value-type="float" office:value="459.49729863572202" table:style-name="ce2">
            <text:p>459,4972986</text:p>
          </table:table-cell>
          <table:table-cell office:value-type="float" office:value="505.44702849929502" table:style-name="ce2">
            <text:p>505,4470285</text:p>
          </table:table-cell>
          <table:table-cell office:value-type="float" office:value="555.99173134922398" table:style-name="ce2">
            <text:p>555,9917313</text:p>
          </table:table-cell>
          <table:table-cell office:value-type="float" office:value="611.59090448414599" table:style-name="ce2">
            <text:p>611,5909045</text:p>
          </table:table-cell>
          <table:table-cell office:value-type="float" office:value="672.74999493256098" table:style-name="ce2">
            <text:p>672,7499949</text:p>
          </table:table-cell>
          <table:table-cell office:value-type="float" office:value="740.024994425817" table:style-name="ce2">
            <text:p>740,0249944</text:p>
          </table:table-cell>
          <table:table-cell office:value-type="float" office:value="814.02749386839901" table:style-name="ce2">
            <text:p>814,0274939</text:p>
          </table:table-cell>
          <table:table-cell office:value-type="float" office:value="895.43024325523902" table:style-name="ce2">
            <text:p>895,4302433</text:p>
          </table:table-cell>
          <table:table-cell office:value-type="float" office:value="984.97326758076304" table:style-name="ce2">
            <text:p>984,9732676</text:p>
          </table:table-cell>
          <table:table-cell office:value-type="float" office:value="1083.4705943388401" table:style-name="ce2">
            <text:p>1083,470594</text:p>
          </table:table-cell>
          <table:table-cell office:value-type="float" office:value="1191.81765377272" table:style-name="ce2">
            <text:p>1191,817654</text:p>
          </table:table-cell>
          <table:table-cell office:value-type="float" office:value="1310.99941915" table:style-name="ce2">
            <text:p>1310,999419</text:p>
          </table:table-cell>
          <table:table-cell office:value-type="float" office:value="1442.099361065" table:style-name="ce2">
            <text:p>1442,099361</text:p>
          </table:table-cell>
          <table:table-cell office:value-type="float" office:value="1586.3092971715" table:style-name="ce2">
            <text:p>1586,309297</text:p>
          </table:table-cell>
          <table:table-cell office:value-type="float" office:value="1744.9402268886499" table:style-name="ce2">
            <text:p>1744,940227</text:p>
          </table:table-cell>
          <table:table-cell office:value-type="float" office:value="1919.4342495775099" table:style-name="ce2">
            <text:p>1919,43425</text:p>
          </table:table-cell>
          <table:table-cell office:value-type="float" office:value="2111.3776745352602" table:style-name="ce2">
            <text:p>2111,377675</text:p>
          </table:table-cell>
          <table:table-cell office:value-type="float" office:value="2322.5154419887899" table:style-name="ce2">
            <text:p>2322,515442</text:p>
          </table:table-cell>
          <table:table-cell office:value-type="float" office:value="2554.7669861876702" table:style-name="ce2">
            <text:p>2554,766986</text:p>
          </table:table-cell>
          <table:table-cell office:value-type="float" office:value="2810.2436848064299" table:style-name="ce2">
            <text:p>2810,243685</text:p>
          </table:table-cell>
          <table:table-cell office:value-type="float" office:value="3091.26805328708" table:style-name="ce2">
            <text:p>3091,268053</text:p>
          </table:table-cell>
          <table:table-cell office:value-type="float" office:value="3400.3948586157799" table:style-name="ce2">
            <text:p>3400,394859</text:p>
          </table:table-cell>
          <table:table-cell office:value-type="float" office:value="3740.4343444773599" table:style-name="ce2">
            <text:p>3740,434344</text:p>
          </table:table-cell>
          <table:table-cell office:value-type="float" office:value="4114.4777789251002" table:style-name="ce2">
            <text:p>4114,477779</text:p>
          </table:table-cell>
          <table:table-cell office:value-type="float" office:value="4525.9255568176104" table:style-name="ce2">
            <text:p>4525,925557</text:p>
          </table:table-cell>
          <table:table-cell office:value-type="float" office:value="4978.5181124993696" table:style-name="ce2">
            <text:p>4978,518112</text:p>
          </table:table-cell>
          <table:table-cell office:value-type="float" office:value="5476.3699237493101" table:style-name="ce2">
            <text:p>5476,369924</text:p>
          </table:table-cell>
          <table:table-cell office:value-type="float" office:value="6024.00691612424" table:style-name="ce2">
            <text:p>6024,006916</text:p>
          </table:table-cell>
          <table:table-cell office:value-type="float" office:value="6626.4076077366599" table:style-name="ce2">
            <text:p>6626,407608</text:p>
          </table:table-cell>
          <table:table-cell office:value-type="float" office:value="7289.04836851033" table:style-name="ce2">
            <text:p>7289,048369</text:p>
          </table:table-cell>
          <table:table-cell office:value-type="float" office:value="8017.9532053613702" table:style-name="ce2">
            <text:p>8017,953205</text:p>
          </table:table-cell>
          <table:table-cell office:value-type="float" office:value="8819.7485258974993" table:style-name="ce2">
            <text:p>8819,748526</text:p>
          </table:table-cell>
          <table:table-cell office:value-type="float" office:value="9701.7233784872496" table:style-name="ce2">
            <text:p>9701,723378</text:p>
          </table:table-cell>
          <table:table-cell office:value-type="float" office:value="10671.895716335999" table:style-name="ce2">
            <text:p>10671,89572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Damage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6" table:style-name="ce2">
            <text:p>6</text:p>
          </table:table-cell>
          <table:table-cell office:value-type="float" office:value="6.6" table:style-name="ce2">
            <text:p>6,6</text:p>
          </table:table-cell>
          <table:table-cell office:value-type="float" office:value="7.26" table:style-name="ce2">
            <text:p>7,26</text:p>
          </table:table-cell>
          <table:table-cell office:value-type="float" office:value="7.9859999999999998" table:style-name="ce2">
            <text:p>7,986</text:p>
          </table:table-cell>
          <table:table-cell office:value-type="float" office:value="8.7845999999999993" table:style-name="ce2">
            <text:p>8,7846</text:p>
          </table:table-cell>
          <table:table-cell office:value-type="float" office:value="9.6630599999999998" table:style-name="ce2">
            <text:p>9,66306</text:p>
          </table:table-cell>
          <table:table-cell office:value-type="float" office:value="10.629365999999999" table:style-name="ce2">
            <text:p>10,629366</text:p>
          </table:table-cell>
          <table:table-cell office:value-type="float" office:value="11.6923026" table:style-name="ce2">
            <text:p>11,6923026</text:p>
          </table:table-cell>
          <table:table-cell office:value-type="float" office:value="12.861532860000001" table:style-name="ce2">
            <text:p>12,86153286</text:p>
          </table:table-cell>
          <table:table-cell office:value-type="float" office:value="14.147686146" table:style-name="ce2">
            <text:p>14,14768615</text:p>
          </table:table-cell>
          <table:table-cell office:value-type="float" office:value="15.5624547606" table:style-name="ce2">
            <text:p>15,56245476</text:p>
          </table:table-cell>
          <table:table-cell office:value-type="float" office:value="17.118700236660001" table:style-name="ce2">
            <text:p>17,11870024</text:p>
          </table:table-cell>
          <table:table-cell office:value-type="float" office:value="18.830570260325999" table:style-name="ce2">
            <text:p>18,83057026</text:p>
          </table:table-cell>
          <table:table-cell office:value-type="float" office:value="20.713627286358602" table:style-name="ce2">
            <text:p>20,71362729</text:p>
          </table:table-cell>
          <table:table-cell office:value-type="float" office:value="22.784990014994499" table:style-name="ce2">
            <text:p>22,78499001</text:p>
          </table:table-cell>
          <table:table-cell office:value-type="float" office:value="25.0634890164939" table:style-name="ce2">
            <text:p>25,06348902</text:p>
          </table:table-cell>
          <table:table-cell office:value-type="float" office:value="27.5698379181433" table:style-name="ce2">
            <text:p>27,56983792</text:p>
          </table:table-cell>
          <table:table-cell office:value-type="float" office:value="30.326821709957699" table:style-name="ce2">
            <text:p>30,32682171</text:p>
          </table:table-cell>
          <table:table-cell office:value-type="float" office:value="33.359503880953397" table:style-name="ce2">
            <text:p>33,35950388</text:p>
          </table:table-cell>
          <table:table-cell office:value-type="float" office:value="36.695454269048803" table:style-name="ce2">
            <text:p>36,69545427</text:p>
          </table:table-cell>
          <table:table-cell office:value-type="float" office:value="40.364999695953699" table:style-name="ce2">
            <text:p>40,3649997</text:p>
          </table:table-cell>
          <table:table-cell office:value-type="float" office:value="44.401499665548997" table:style-name="ce2">
            <text:p>44,40149967</text:p>
          </table:table-cell>
          <table:table-cell office:value-type="float" office:value="48.841649632103902" table:style-name="ce2">
            <text:p>48,84164963</text:p>
          </table:table-cell>
          <table:table-cell office:value-type="float" office:value="53.725814595314297" table:style-name="ce2">
            <text:p>53,7258146</text:p>
          </table:table-cell>
          <table:table-cell office:value-type="float" office:value="59.0983960548458" table:style-name="ce2">
            <text:p>59,09839605</text:p>
          </table:table-cell>
          <table:table-cell office:value-type="float" office:value="65.008235660330399" table:style-name="ce2">
            <text:p>65,00823566</text:p>
          </table:table-cell>
          <table:table-cell office:value-type="float" office:value="71.509059226363405" table:style-name="ce2">
            <text:p>71,50905923</text:p>
          </table:table-cell>
          <table:table-cell office:value-type="float" office:value="78.659965148999703" table:style-name="ce2">
            <text:p>78,65996515</text:p>
          </table:table-cell>
          <table:table-cell office:value-type="float" office:value="86.525961663899693" table:style-name="ce2">
            <text:p>86,52596166</text:p>
          </table:table-cell>
          <table:table-cell office:value-type="float" office:value="95.178557830289705" table:style-name="ce2">
            <text:p>95,17855783</text:p>
          </table:table-cell>
          <table:table-cell office:value-type="float" office:value="104.696413613319" table:style-name="ce2">
            <text:p>104,6964136</text:p>
          </table:table-cell>
          <table:table-cell office:value-type="float" office:value="115.166054974651" table:style-name="ce2">
            <text:p>115,166055</text:p>
          </table:table-cell>
          <table:table-cell office:value-type="float" office:value="126.682660472116" table:style-name="ce2">
            <text:p>126,6826605</text:p>
          </table:table-cell>
          <table:table-cell office:value-type="float" office:value="139.350926519327" table:style-name="ce2">
            <text:p>139,3509265</text:p>
          </table:table-cell>
          <table:table-cell office:value-type="float" office:value="153.28601917125999" table:style-name="ce2">
            <text:p>153,2860192</text:p>
          </table:table-cell>
          <table:table-cell office:value-type="float" office:value="168.614621088386" table:style-name="ce2">
            <text:p>168,6146211</text:p>
          </table:table-cell>
          <table:table-cell office:value-type="float" office:value="185.47608319722499" table:style-name="ce2">
            <text:p>185,4760832</text:p>
          </table:table-cell>
          <table:table-cell office:value-type="float" office:value="204.023691516947" table:style-name="ce2">
            <text:p>204,0236915</text:p>
          </table:table-cell>
          <table:table-cell office:value-type="float" office:value="224.42606066864201" table:style-name="ce2">
            <text:p>224,4260607</text:p>
          </table:table-cell>
          <table:table-cell office:value-type="float" office:value="246.868666735506" table:style-name="ce2">
            <text:p>246,8686667</text:p>
          </table:table-cell>
          <table:table-cell office:value-type="float" office:value="271.55553340905698" table:style-name="ce2">
            <text:p>271,5555334</text:p>
          </table:table-cell>
          <table:table-cell office:value-type="float" office:value="298.71108674996202" table:style-name="ce2">
            <text:p>298,7110867</text:p>
          </table:table-cell>
          <table:table-cell office:value-type="float" office:value="328.582195424958" table:style-name="ce2">
            <text:p>328,5821954</text:p>
          </table:table-cell>
          <table:table-cell office:value-type="float" office:value="361.44041496745399" table:style-name="ce2">
            <text:p>361,440415</text:p>
          </table:table-cell>
          <table:table-cell office:value-type="float" office:value="397.5844564642" table:style-name="ce2">
            <text:p>397,5844565</text:p>
          </table:table-cell>
          <table:table-cell office:value-type="float" office:value="437.34290211062" table:style-name="ce2">
            <text:p>437,3429021</text:p>
          </table:table-cell>
          <table:table-cell office:value-type="float" office:value="481.07719232168199" table:style-name="ce2">
            <text:p>481,0771923</text:p>
          </table:table-cell>
          <table:table-cell office:value-type="float" office:value="529.18491155385004" table:style-name="ce2">
            <text:p>529,1849116</text:p>
          </table:table-cell>
          <table:table-cell office:value-type="float" office:value="582.10340270923496" table:style-name="ce2">
            <text:p>582,1034027</text:p>
          </table:table-cell>
          <table:table-cell office:value-type="float" office:value="640.31374298015896" table:style-name="ce2">
            <text:p>640,313743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Status Effect</text:p>
          </table:table-cell>
          <table:table-cell office:value-type="string" table:style-name="ce2">
            <text:p>Non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Very High hp, Low dm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Boss - Marauder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HP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240" table:style-name="ce2">
            <text:p>240</text:p>
          </table:table-cell>
          <table:table-cell office:value-type="float" office:value="264" table:style-name="ce2">
            <text:p>264</text:p>
          </table:table-cell>
          <table:table-cell office:value-type="float" office:value="290.39999999999998" table:style-name="ce2">
            <text:p>290,4</text:p>
          </table:table-cell>
          <table:table-cell office:value-type="float" office:value="319.44" table:style-name="ce2">
            <text:p>319,44</text:p>
          </table:table-cell>
          <table:table-cell office:value-type="float" office:value="351.38400000000001" table:style-name="ce2">
            <text:p>351,384</text:p>
          </table:table-cell>
          <table:table-cell office:value-type="float" office:value="386.5224" table:style-name="ce2">
            <text:p>386,5224</text:p>
          </table:table-cell>
          <table:table-cell office:value-type="float" office:value="425.17464000000001" table:style-name="ce2">
            <text:p>425,17464</text:p>
          </table:table-cell>
          <table:table-cell office:value-type="float" office:value="467.69210399999997" table:style-name="ce2">
            <text:p>467,692104</text:p>
          </table:table-cell>
          <table:table-cell office:value-type="float" office:value="514.46131439999999" table:style-name="ce2">
            <text:p>514,4613144</text:p>
          </table:table-cell>
          <table:table-cell office:value-type="float" office:value="565.90744584000004" table:style-name="ce2">
            <text:p>565,9074458</text:p>
          </table:table-cell>
          <table:table-cell office:value-type="float" office:value="622.49819042399997" table:style-name="ce2">
            <text:p>622,4981904</text:p>
          </table:table-cell>
          <table:table-cell office:value-type="float" office:value="684.74800946640005" table:style-name="ce2">
            <text:p>684,7480095</text:p>
          </table:table-cell>
          <table:table-cell office:value-type="float" office:value="753.22281041304097" table:style-name="ce2">
            <text:p>753,2228104</text:p>
          </table:table-cell>
          <table:table-cell office:value-type="float" office:value="828.54509145434497" table:style-name="ce2">
            <text:p>828,5450915</text:p>
          </table:table-cell>
          <table:table-cell office:value-type="float" office:value="911.39960059977898" table:style-name="ce2">
            <text:p>911,3996006</text:p>
          </table:table-cell>
          <table:table-cell office:value-type="float" office:value="1002.53956065976" table:style-name="ce2">
            <text:p>1002,539561</text:p>
          </table:table-cell>
          <table:table-cell office:value-type="float" office:value="1102.7935167257299" table:style-name="ce2">
            <text:p>1102,793517</text:p>
          </table:table-cell>
          <table:table-cell office:value-type="float" office:value="1213.07286839831" table:style-name="ce2">
            <text:p>1213,072868</text:p>
          </table:table-cell>
          <table:table-cell office:value-type="float" office:value="1334.3801552381401" table:style-name="ce2">
            <text:p>1334,380155</text:p>
          </table:table-cell>
          <table:table-cell office:value-type="float" office:value="1467.8181707619499" table:style-name="ce2">
            <text:p>1467,818171</text:p>
          </table:table-cell>
          <table:table-cell office:value-type="float" office:value="1614.5999878381499" table:style-name="ce2">
            <text:p>1614,599988</text:p>
          </table:table-cell>
          <table:table-cell office:value-type="float" office:value="1776.05998662196" table:style-name="ce2">
            <text:p>1776,059987</text:p>
          </table:table-cell>
          <table:table-cell office:value-type="float" office:value="1953.6659852841599" table:style-name="ce2">
            <text:p>1953,665985</text:p>
          </table:table-cell>
          <table:table-cell office:value-type="float" office:value="2149.03258381257" table:style-name="ce2">
            <text:p>2149,032584</text:p>
          </table:table-cell>
          <table:table-cell office:value-type="float" office:value="2363.93584219383" table:style-name="ce2">
            <text:p>2363,935842</text:p>
          </table:table-cell>
          <table:table-cell office:value-type="float" office:value="2600.3294264132101" table:style-name="ce2">
            <text:p>2600,329426</text:p>
          </table:table-cell>
          <table:table-cell office:value-type="float" office:value="2860.3623690545401" table:style-name="ce2">
            <text:p>2860,362369</text:p>
          </table:table-cell>
          <table:table-cell office:value-type="float" office:value="3146.3986059599902" table:style-name="ce2">
            <text:p>3146,398606</text:p>
          </table:table-cell>
          <table:table-cell office:value-type="float" office:value="3461.03846655599" table:style-name="ce2">
            <text:p>3461,038467</text:p>
          </table:table-cell>
          <table:table-cell office:value-type="float" office:value="3807.1423132115901" table:style-name="ce2">
            <text:p>3807,142313</text:p>
          </table:table-cell>
          <table:table-cell office:value-type="float" office:value="4187.8565445327504" table:style-name="ce2">
            <text:p>4187,856545</text:p>
          </table:table-cell>
          <table:table-cell office:value-type="float" office:value="4606.64219898602" table:style-name="ce2">
            <text:p>4606,642199</text:p>
          </table:table-cell>
          <table:table-cell office:value-type="float" office:value="5067.3064188846301" table:style-name="ce2">
            <text:p>5067,306419</text:p>
          </table:table-cell>
          <table:table-cell office:value-type="float" office:value="5574.0370607730902" table:style-name="ce2">
            <text:p>5574,037061</text:p>
          </table:table-cell>
          <table:table-cell office:value-type="float" office:value="6131.4407668504" table:style-name="ce2">
            <text:p>6131,440767</text:p>
          </table:table-cell>
          <table:table-cell office:value-type="float" office:value="6744.5848435354401" table:style-name="ce2">
            <text:p>6744,584844</text:p>
          </table:table-cell>
          <table:table-cell office:value-type="float" office:value="7419.0433278889795" table:style-name="ce2">
            <text:p>7419,043328</text:p>
          </table:table-cell>
          <table:table-cell office:value-type="float" office:value="8160.9476606778799" table:style-name="ce2">
            <text:p>8160,947661</text:p>
          </table:table-cell>
          <table:table-cell office:value-type="float" office:value="8977.0424267456692" table:style-name="ce2">
            <text:p>8977,042427</text:p>
          </table:table-cell>
          <table:table-cell office:value-type="float" office:value="9874.7466694202394" table:style-name="ce2">
            <text:p>9874,746669</text:p>
          </table:table-cell>
          <table:table-cell office:value-type="float" office:value="10862.2213363623" table:style-name="ce2">
            <text:p>10862,22134</text:p>
          </table:table-cell>
          <table:table-cell office:value-type="float" office:value="11948.443469998499" table:style-name="ce2">
            <text:p>11948,44347</text:p>
          </table:table-cell>
          <table:table-cell office:value-type="float" office:value="13143.2878169983" table:style-name="ce2">
            <text:p>13143,28782</text:p>
          </table:table-cell>
          <table:table-cell office:value-type="float" office:value="14457.6165986982" table:style-name="ce2">
            <text:p>14457,6166</text:p>
          </table:table-cell>
          <table:table-cell office:value-type="float" office:value="15903.378258568" table:style-name="ce2">
            <text:p>15903,37826</text:p>
          </table:table-cell>
          <table:table-cell office:value-type="float" office:value="17493.716084424799" table:style-name="ce2">
            <text:p>17493,71608</text:p>
          </table:table-cell>
          <table:table-cell office:value-type="float" office:value="19243.087692867299" table:style-name="ce2">
            <text:p>19243,08769</text:p>
          </table:table-cell>
          <table:table-cell office:value-type="float" office:value="21167.396462154" table:style-name="ce2">
            <text:p>21167,39646</text:p>
          </table:table-cell>
          <table:table-cell office:value-type="float" office:value="23284.136108369399" table:style-name="ce2">
            <text:p>23284,13611</text:p>
          </table:table-cell>
          <table:table-cell office:value-type="float" office:value="25612.549719206301" table:style-name="ce2">
            <text:p>25612,54972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Damage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14" table:style-name="ce2">
            <text:p>14</text:p>
          </table:table-cell>
          <table:table-cell office:value-type="float" office:value="15.4" table:style-name="ce2">
            <text:p>15,4</text:p>
          </table:table-cell>
          <table:table-cell office:value-type="float" office:value="16.940000000000001" table:style-name="ce2">
            <text:p>16,94</text:p>
          </table:table-cell>
          <table:table-cell office:value-type="float" office:value="18.634" table:style-name="ce2">
            <text:p>18,634</text:p>
          </table:table-cell>
          <table:table-cell office:value-type="float" office:value="20.497399999999999" table:style-name="ce2">
            <text:p>20,4974</text:p>
          </table:table-cell>
          <table:table-cell office:value-type="float" office:value="22.547139999999999" table:style-name="ce2">
            <text:p>22,54714</text:p>
          </table:table-cell>
          <table:table-cell office:value-type="float" office:value="24.801853999999999" table:style-name="ce2">
            <text:p>24,801854</text:p>
          </table:table-cell>
          <table:table-cell office:value-type="float" office:value="27.282039399999999" table:style-name="ce2">
            <text:p>27,2820394</text:p>
          </table:table-cell>
          <table:table-cell office:value-type="float" office:value="30.010243339999999" table:style-name="ce2">
            <text:p>30,01024334</text:p>
          </table:table-cell>
          <table:table-cell office:value-type="float" office:value="33.011267674000003" table:style-name="ce2">
            <text:p>33,01126767</text:p>
          </table:table-cell>
          <table:table-cell office:value-type="float" office:value="36.312394441400002" table:style-name="ce2">
            <text:p>36,31239444</text:p>
          </table:table-cell>
          <table:table-cell office:value-type="float" office:value="39.943633885540002" table:style-name="ce2">
            <text:p>39,94363389</text:p>
          </table:table-cell>
          <table:table-cell office:value-type="float" office:value="43.937997274094101" table:style-name="ce2">
            <text:p>43,93799727</text:p>
          </table:table-cell>
          <table:table-cell office:value-type="float" office:value="48.331797001503503" table:style-name="ce2">
            <text:p>48,331797</text:p>
          </table:table-cell>
          <table:table-cell office:value-type="float" office:value="53.164976701653799" table:style-name="ce2">
            <text:p>53,1649767</text:p>
          </table:table-cell>
          <table:table-cell office:value-type="float" office:value="58.481474371819203" table:style-name="ce2">
            <text:p>58,48147437</text:p>
          </table:table-cell>
          <table:table-cell office:value-type="float" office:value="64.329621809001097" table:style-name="ce2">
            <text:p>64,32962181</text:p>
          </table:table-cell>
          <table:table-cell office:value-type="float" office:value="70.762583989901202" table:style-name="ce2">
            <text:p>70,76258399</text:p>
          </table:table-cell>
          <table:table-cell office:value-type="float" office:value="77.838842388891393" table:style-name="ce2">
            <text:p>77,83884239</text:p>
          </table:table-cell>
          <table:table-cell office:value-type="float" office:value="85.622726627780494" table:style-name="ce2">
            <text:p>85,62272663</text:p>
          </table:table-cell>
          <table:table-cell office:value-type="float" office:value="94.184999290558594" table:style-name="ce2">
            <text:p>94,18499929</text:p>
          </table:table-cell>
          <table:table-cell office:value-type="float" office:value="103.60349921961399" table:style-name="ce2">
            <text:p>103,6034992</text:p>
          </table:table-cell>
          <table:table-cell office:value-type="float" office:value="113.96384914157601" table:style-name="ce2">
            <text:p>113,9638491</text:p>
          </table:table-cell>
          <table:table-cell office:value-type="float" office:value="125.360234055734" table:style-name="ce2">
            <text:p>125,3602341</text:p>
          </table:table-cell>
          <table:table-cell office:value-type="float" office:value="137.89625746130699" table:style-name="ce2">
            <text:p>137,8962575</text:p>
          </table:table-cell>
          <table:table-cell office:value-type="float" office:value="151.685883207438" table:style-name="ce2">
            <text:p>151,6858832</text:p>
          </table:table-cell>
          <table:table-cell office:value-type="float" office:value="166.85447152818099" table:style-name="ce2">
            <text:p>166,8544715</text:p>
          </table:table-cell>
          <table:table-cell office:value-type="float" office:value="183.53991868099899" table:style-name="ce2">
            <text:p>183,5399187</text:p>
          </table:table-cell>
          <table:table-cell office:value-type="float" office:value="201.89391054909899" table:style-name="ce2">
            <text:p>201,8939105</text:p>
          </table:table-cell>
          <table:table-cell office:value-type="float" office:value="222.08330160400899" table:style-name="ce2">
            <text:p>222,0833016</text:p>
          </table:table-cell>
          <table:table-cell office:value-type="float" office:value="244.29163176441" table:style-name="ce2">
            <text:p>244,2916318</text:p>
          </table:table-cell>
          <table:table-cell office:value-type="float" office:value="268.72079494085102" table:style-name="ce2">
            <text:p>268,7207949</text:p>
          </table:table-cell>
          <table:table-cell office:value-type="float" office:value="295.59287443493702" table:style-name="ce2">
            <text:p>295,5928744</text:p>
          </table:table-cell>
          <table:table-cell office:value-type="float" office:value="325.15216187842998" table:style-name="ce2">
            <text:p>325,1521619</text:p>
          </table:table-cell>
          <table:table-cell office:value-type="float" office:value="357.66737806627299" table:style-name="ce2">
            <text:p>357,6673781</text:p>
          </table:table-cell>
          <table:table-cell office:value-type="float" office:value="393.43411587290097" table:style-name="ce2">
            <text:p>393,4341159</text:p>
          </table:table-cell>
          <table:table-cell office:value-type="float" office:value="432.77752746019098" table:style-name="ce2">
            <text:p>432,7775275</text:p>
          </table:table-cell>
          <table:table-cell office:value-type="float" office:value="476.05528020621" table:style-name="ce2">
            <text:p>476,0552802</text:p>
          </table:table-cell>
          <table:table-cell office:value-type="float" office:value="523.66080822683102" table:style-name="ce2">
            <text:p>523,6608082</text:p>
          </table:table-cell>
          <table:table-cell office:value-type="float" office:value="576.02688904951401" table:style-name="ce2">
            <text:p>576,026889</text:p>
          </table:table-cell>
          <table:table-cell office:value-type="float" office:value="633.62957795446596" table:style-name="ce2">
            <text:p>633,629578</text:p>
          </table:table-cell>
          <table:table-cell office:value-type="float" office:value="696.99253574991201" table:style-name="ce2">
            <text:p>696,9925357</text:p>
          </table:table-cell>
          <table:table-cell office:value-type="float" office:value="766.69178932490399" table:style-name="ce2">
            <text:p>766,6917893</text:p>
          </table:table-cell>
          <table:table-cell office:value-type="float" office:value="843.36096825739401" table:style-name="ce2">
            <text:p>843,3609683</text:p>
          </table:table-cell>
          <table:table-cell office:value-type="float" office:value="927.697065083133" table:style-name="ce2">
            <text:p>927,6970651</text:p>
          </table:table-cell>
          <table:table-cell office:value-type="float" office:value="1020.46677159145" table:style-name="ce2">
            <text:p>1020,466772</text:p>
          </table:table-cell>
          <table:table-cell office:value-type="float" office:value="1122.51344875059" table:style-name="ce2">
            <text:p>1122,513449</text:p>
          </table:table-cell>
          <table:table-cell office:value-type="float" office:value="1234.7647936256501" table:style-name="ce2">
            <text:p>1234,764794</text:p>
          </table:table-cell>
          <table:table-cell office:value-type="float" office:value="1358.2412729882201" table:style-name="ce2">
            <text:p>1358,241273</text:p>
          </table:table-cell>
          <table:table-cell office:value-type="float" office:value="1494.0654002870399" table:style-name="ce2">
            <text:p>1494,0654</text:p>
          </table:table-cell>
          <table:table-cell table:number-columns-repeated="16332"/>
        </table:table-row>
        <table:table-row table:style-name="ro1">
          <table:table-cell office:value-type="string" table:style-name="ce2">
            <text:p>Status Effect</text:p>
          </table:table-cell>
          <table:table-cell office:value-type="string" table:style-name="ce2">
            <text:p>No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Medium Hp, Medium Dmg</text:p>
          </table:table-cell>
          <table:table-cell table:number-columns-repeated="16382"/>
        </table:table-row>
        <table:table-row table:number-rows-repeated="1048526" table:style-name="ro2">
          <table:table-cell table:number-columns-repeated="16384"/>
        </table:table-row>
      </table:table>
      <table:table table:name="Stage_files" table:style-name="ta1"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3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age\Round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tage 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onsters</text:p>
          </table:table-cell>
          <table:table-cell office:value-type="string" table:style-name="ce2">
            <text:p>Boar</text:p>
          </table:table-cell>
          <table:table-cell office:value-type="string" table:style-name="ce2">
            <text:p>Boar</text:p>
          </table:table-cell>
          <table:table-cell office:value-type="string" table:style-name="ce2">
            <text:p>Scorpion</text:p>
          </table:table-cell>
          <table:table-cell office:value-type="string" table:style-name="ce2">
            <text:p>Scorpion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Boar</text:p>
          </table:table-cell>
          <table:table-cell table:style-name="ce2"/>
          <table:table-cell office:value-type="string" table:style-name="ce2">
            <text:p>Boar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Exp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Bonus</text:p>
          </table:table-cell>
          <table:table-cell office:value-type="float" office:value="15" table:style-name="ce2">
            <text:p>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103" table:style-name="ce8">
            <text:p>103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Stage 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onsters</text:p>
          </table:table-cell>
          <table:table-cell office:value-type="string" table:style-name="ce2">
            <text:p>Boar</text:p>
          </table:table-cell>
          <table:table-cell office:value-type="string" table:style-name="ce2">
            <text:p>Cyclop</text:p>
          </table:table-cell>
          <table:table-cell office:value-type="string" table:style-name="ce2">
            <text:p>Cyclop</text:p>
          </table:table-cell>
          <table:table-cell office:value-type="string" table:style-name="ce2">
            <text:p>Cyclop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r</text:p>
          </table:table-cell>
          <table:table-cell table:style-name="ce2"/>
          <table:table-cell office:value-type="string" table:style-name="ce2">
            <text:p>Scorpion</text:p>
          </table:table-cell>
          <table:table-cell office:value-type="string" table:style-name="ce2">
            <text:p>Boar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string" table:style-name="ce2">
            <text:p>Boar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Exp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28" table:style-name="ce2">
            <text:p>28</text:p>
          </table:table-cell>
          <table:table-cell office:value-type="float" office:value="36" table:style-name="ce2">
            <text:p>3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Bonus</text:p>
          </table:table-cell>
          <table:table-cell office:value-type="float" office:value="14" table:style-name="ce2">
            <text:p>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114" table:style-name="ce8">
            <text:p>114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Stage 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onsters</text:p>
          </table:table-cell>
          <table:table-cell office:value-type="string" table:style-name="ce2">
            <text:p>Scorpion</text:p>
          </table:table-cell>
          <table:table-cell office:value-type="string" table:style-name="ce2">
            <text:p>Cyclop</text:p>
          </table:table-cell>
          <table:table-cell office:value-type="string" table:style-name="ce2">
            <text:p>Cyclop</text:p>
          </table:table-cell>
          <table:table-cell office:value-type="string" table:style-name="ce2">
            <text:p>Tree Guardian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corpion</text:p>
          </table:table-cell>
          <table:table-cell office:value-type="string" table:style-name="ce2">
            <text:p>Boar</text:p>
          </table:table-cell>
          <table:table-cell office:value-type="string" table:style-name="ce2">
            <text:p>Boar</text:p>
          </table:table-cell>
          <table:table-cell office:value-type="string" table:style-name="ce2">
            <text:p>Cyclop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Boar</text:p>
          </table:table-cell>
          <table:table-cell office:value-type="string" table:style-name="ce2">
            <text:p>Scorp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</text:p>
          </table:table-cell>
          <table:table-cell office:value-type="float" office:value="27" table:style-name="ce2">
            <text:p>27</text:p>
          </table:table-cell>
          <table:table-cell office:value-type="float" office:value="31" table:style-name="ce2">
            <text:p>31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2">
            <text:p>28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Bonus</text:p>
          </table:table-cell>
          <table:table-cell office:value-type="float" office:value="16" table:style-name="ce2">
            <text:p>16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136" table:style-name="ce8">
            <text:p>136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Stage 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onsters</text:p>
          </table:table-cell>
          <table:table-cell office:value-type="string" table:style-name="ce2">
            <text:p>Boar</text:p>
          </table:table-cell>
          <table:table-cell office:value-type="string" table:style-name="ce2">
            <text:p>Scorpion</text:p>
          </table:table-cell>
          <table:table-cell office:value-type="string" table:style-name="ce2">
            <text:p>Tree Guardian</text:p>
          </table:table-cell>
          <table:table-cell office:value-type="string" table:style-name="ce2">
            <text:p>Tree Guardian</text:p>
          </table:table-cell>
          <table:table-cell office:value-type="string" table:style-name="ce2">
            <text:p>Cyclop</text:p>
          </table:table-cell>
          <table:table-cell office:value-type="string" table:style-name="ce2">
            <text:p>Cyclop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Scorpion</text:p>
          </table:table-cell>
          <table:table-cell office:value-type="string" table:style-name="ce2">
            <text:p>Cyclop</text:p>
          </table:table-cell>
          <table:table-cell office:value-type="string" table:style-name="ce2">
            <text:p>Boar</text:p>
          </table:table-cell>
          <table:table-cell office:value-type="string" table:style-name="ce2">
            <text:p>Scorpion</text:p>
          </table:table-cell>
          <table:table-cell office:value-type="string" table:style-name="ce2">
            <text:p>Scorpion</text:p>
          </table:table-cell>
          <table:table-cell office:value-type="string" table:style-name="ce2">
            <text:p>Cyclop</text:p>
          </table:table-cell>
          <table:table-cell table:number-columns-repeated="16377"/>
        </table:table-row>
        <table:table-row table:style-name="ro1">
          <table:table-cell table:number-columns-repeated="3" table:style-name="ce2"/>
          <table:table-cell office:value-type="string" table:style-name="ce2">
            <text:p>Boar</text:p>
          </table:table-cell>
          <table:table-cell table:style-name="ce2"/>
          <table:table-cell office:value-type="string" table:style-name="ce2">
            <text:p>Boa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Exp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float" office:value="36" table:style-name="ce2">
            <text:p>36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onus</text:p>
          </table:table-cell>
          <table:table-cell office:value-type="float" office:value="24" table:style-name="ce2">
            <text:p>2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05" table:style-name="ce8">
            <text:p>205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Stage 5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onsters</text:p>
          </table:table-cell>
          <table:table-cell office:value-type="string" table:style-name="ce2">
            <text:p>Tree Guardian</text:p>
          </table:table-cell>
          <table:table-cell office:value-type="string" table:style-name="ce2">
            <text:p>Cyclop</text:p>
          </table:table-cell>
          <table:table-cell office:value-type="string" table:style-name="ce2">
            <text:p>Marauder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Tree Guardian</text:p>
          </table:table-cell>
          <table:table-cell office:value-type="string" table:style-name="ce2">
            <text:p>Cyclop</text:p>
          </table:table-cell>
          <table:table-cell office:value-type="string" table:style-name="ce2">
            <text:p>Scorpion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Exp</text:p>
          </table:table-cell>
          <table:table-cell office:value-type="float" office:value="34" table:style-name="ce2">
            <text:p>34</text:p>
          </table:table-cell>
          <table:table-cell office:value-type="float" office:value="38" table:style-name="ce2">
            <text:p>38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us</text:p>
          </table:table-cell>
          <table:table-cell office:value-type="float" office:value="16" table:style-name="ce2">
            <text:p>16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180" table:style-name="ce8">
            <text:p>180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6" table:style-name="ro2">
          <table:table-cell table:number-columns-repeated="16384"/>
        </table:table-row>
      </table:table>
      <table:table table:name="Sheet3" table:style-name="ta1">
        <table:table-column table:style-name="co3" table:number-columns-repeated="1024" table:default-cell-style-name="ce2"/>
        <table:table-column table:style-name="co4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CA">
      <number:number number:min-integer-digits="1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lient</meta:initial-creator>
    <dc:creator>Utilisateur Windows</dc:creator>
    <meta:creation-date>2019-09-17T14:40:36Z</meta:creation-date>
    <dc:date>2019-09-17T14:40:36Z</dc:date>
  </office:meta>
</office:document-meta>
</file>